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start" style:justify-single-word="false"/>
    </style:style>
    <style:style style:name="P11" style:family="paragraph" style:parent-style-name="Subtitle">
      <style:paragraph-properties fo:text-align="center" style:justify-single-word="false"/>
    </style:style>
    <style:style style:name="P12" style:family="paragraph" style:parent-style-name="Code">
      <style:paragraph-properties fo:margin-top="0.1665in" fo:margin-bottom="0.0835in"/>
    </style:style>
    <style:style style:name="P13" style:family="paragraph" style:parent-style-name="Text_20_body">
      <style:paragraph-properties fo:margin-top="0.1665in" fo:margin-bottom="0.0835in"/>
    </style:style>
    <style:style style:name="P14" style:family="paragraph" style:parent-style-name="Text_20_body">
      <style:paragraph-properties fo:margin-top="0.1665in" fo:margin-bottom="0.0835in"/>
      <style:text-properties style:font-name="Liberation Sans" style:font-name-asian="DejaVu LGC Sans" style:font-name-complex="DejaVu LGC Sans"/>
    </style:style>
    <style:style style:name="P15" style:family="paragraph" style:parent-style-name="Contents_20_2">
      <style:paragraph-properties>
        <style:tab-stops>
          <style:tab-stop style:position="6.4957in" style:type="right" style:leader-style="dotted" style:leader-text="."/>
        </style:tab-stops>
      </style:paragraph-properties>
    </style:style>
    <style:style style:name="P16" style:family="paragraph" style:parent-style-name="Contents_20_3">
      <style:paragraph-properties>
        <style:tab-stops>
          <style:tab-stop style:position="6.2992in" style:type="right" style:leader-style="dotted" style:leader-text="."/>
        </style:tab-stops>
      </style:paragraph-properties>
    </style:style>
    <style:style style:name="P17" style:family="paragraph" style:parent-style-name="Contents_20_1">
      <style:paragraph-properties>
        <style:tab-stops>
          <style:tab-stop style:position="6.6925in" style:type="right" style:leader-style="dotted" style:leader-text="."/>
        </style:tab-stops>
      </style:paragraph-properties>
    </style:style>
    <style:style style:name="P18" style:family="paragraph" style:parent-style-name="Heading_20_3">
      <style:paragraph-properties fo:margin-top="0.1665in" fo:margin-bottom="0.0835in" fo:keep-with-next="always"/>
    </style:style>
    <style:style style:name="P19"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Heading_20_2">
      <style:paragraph-properties fo:margin-top="0.1665in" fo:margin-bottom="0.0835in" fo:keep-with-next="alway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 fo:font-style="italic" style:font-style-asian="italic" style:font-style-complex="italic"/>
    </style:style>
    <style:style style:name="T7" style:family="text">
      <style:text-properties style:font-name="Liberation Sans" fo:font-style="italic" fo:font-weight="bold" style:font-style-asian="italic" style:font-weight-asian="bold" style:font-style-complex="italic" style:font-weight-complex="bold"/>
    </style:style>
    <style:style style:name="T8" style:family="text">
      <style:text-properties style:font-name="Liberation Sans1" style:font-name-asian="Liberation Sans1" style:font-name-complex="Liberation Sans1"/>
    </style:style>
    <style:style style:name="T9" style:family="text">
      <style:text-properties fo:font-weight="bold" style:font-weight-asian="bold" style:font-weight-complex="bold"/>
    </style:style>
    <style:style style:name="T10" style:family="text">
      <style:text-properties style:text-position="super 58%"/>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1">Version 1.6.0</text:p>
      <text:p text:style-name="Subtitle">3<text:span text:style-name="T10">rd</text:span> Oct 2011</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Introduction to Byteman<text:tab/>5</text:p>
          <text:p text:style-name="P15">Running an Application with the Byteman Agent<text:tab/>5</text:p>
          <text:p text:style-name="P15">Event Condition Action Rules<text:tab/>6</text:p>
          <text:p text:style-name="P15">Rule Bindings and Parameterization<text:tab/>6</text:p>
          <text:p text:style-name="P15">Built-in Conditions and Actions<text:tab/>7</text:p>
          <text:p text:style-name="P15">Extending or Replacing the Byteman Language Built-ins<text:tab/>8</text:p>
          <text:p text:style-name="P15">Agent Transformation<text:tab/>8</text:p>
          <text:p text:style-name="P15">Agent Retransformation<text:tab/>9</text:p>
          <text:p text:style-name="P15">ECA Rule Engine<text:tab/>10</text:p>
          <text:p text:style-name="P17">The Byteman Rule Language<text:tab/>12</text:p>
          <text:p text:style-name="P15">Rule Events<text:tab/>12</text:p>
          <text:p text:style-name="P16">Class Rules vs Interface Rules<text:tab/>13</text:p>
          <text:p text:style-name="P16">Overriding <text:s/>Rules<text:tab/>13</text:p>
          <text:p text:style-name="P16">Overriding Interface Rules<text:tab/>15</text:p>
          <text:p text:style-name="P16">Location Specifiers<text:tab/>15</text:p>
          <text:p text:style-name="P15">Rule Bindings<text:tab/>19</text:p>
          <text:p text:style-name="P15">Rule Expressions<text:tab/>19</text:p>
          <text:p text:style-name="P15">Rule Conditions<text:tab/>21</text:p>
          <text:p text:style-name="P15">Rule Actions<text:tab/>22</text:p>
          <text:p text:style-name="P15">Built-In Calls<text:tab/>23</text:p>
          <text:p text:style-name="P15">User-Defined Rule Helpers<text:tab/>23</text:p>
          <text:p text:style-name="P15">The Rule Helper Lifecycle Methods<text:tab/>25</text:p>
          <text:p text:style-name="P17">Byteman Rule Language Standard Built-Ins<text:tab/>27</text:p>
          <text:p text:style-name="P15">Thread Coordination Operations<text:tab/>27</text:p>
          <text:p text:style-name="P16">Waiters<text:tab/>27</text:p>
          <text:p text:style-name="P16">Rendezvous<text:tab/>28</text:p>
          <text:p text:style-name="P16">Joiners<text:tab/>29</text:p>
          <text:p text:style-name="P16">Aborting Execution<text:tab/>29</text:p>
          <text:p text:style-name="P15">Rule State Management Operations<text:tab/>30</text:p>
          <text:p text:style-name="P16">CountDowns<text:tab/>30</text:p>
          <text:p text:style-name="P16">Flags<text:tab/>31</text:p>
          <text:p text:style-name="P16">Counters<text:tab/>31</text:p>
          <text:p text:style-name="P16">Timers<text:tab/>32</text:p>
          <text:p text:style-name="P16">Recursive Triggering<text:tab/>32</text:p>
          <text:p text:style-name="P15">Trace and Debug Operations<text:tab/>34</text:p>
          <text:p text:style-name="P16">Debugging<text:tab/>34</text:p>
          <text:p text:style-name="P16">Tracing<text:tab/>34</text:p>
          <text:p text:style-name="P15">Stack Management Operations<text:tab/>35</text:p>
          <text:p text:style-name="P16">Checking The Call Tree<text:tab/>35</text:p>
          <text:p text:style-name="P16">Tracing the Caller Stack<text:tab/>37</text:p>
          <text:p text:style-name="P16">Selective Stack Tracing Using a Regular Expression Filter<text:tab/>37</text:p>
          <text:p text:style-name="P16">Stack Range Tracing<text:tab/>39</text:p>
          <text:p text:style-name="P15">Default Helper Lifecycle Methods<text:tab/>41</text:p>
          <text:p text:style-name="P17">Using Byteman<text:tab/>43</text:p>
          <text:p text:style-name="P15">Downloading a binary release<text:tab/>43</text:p>
          <text:p text:style-name="P15">Obtaining the sources<text:tab/>43</text:p>
          <text:p text:style-name="P15">Building Byteman from the sources<text:tab/>43</text:p>
          <text:p text:style-name="P15"><text:soft-page-break/>Running Applications with Byteman<text:tab/>43</text:p>
          <text:p text:style-name="P15">Installing Byteman in a Running JVM using Script bminstall.sh<text:tab/>44</text:p>
          <text:p text:style-name="P15">Available -javaagent Options<text:tab/>45</text:p>
          <text:p text:style-name="P15">Running Byteman Using Script bmjava.sh<text:tab/>46</text:p>
          <text:p text:style-name="P15">Submitting Rules Dynamically Using Script bmsubmit.sh<text:tab/>46</text:p>
          <text:p text:style-name="P15">Checking Rules Offline Using Script bmcheck.sh<text:tab/>48</text:p>
          <text:p text:style-name="P15">Installing And Submitting from Java<text:tab/>48</text:p>
          <text:p text:style-name="P15">Environment Settings<text:tab/>49</text:p>
        </text:index-body>
      </text:table-of-content>
      <text:p text:style-name="Subtitle"/>
      <text:p text:style-name="P5">Legal Notices</text:p>
      <text:p text:style-name="P6">The information contained in this documentation is subject to change without notice.</text:p>
      <text:p text:style-name="P6">Red Hat Middleware makes no warranty of any kind with regard to this material, including, but not limited to, the implied warranties of merchantability and fitness for a particular purpose. Red Hat Middleware shall not be liable for errors contained herein or for incidental or consequential damages in connection with the furnishing, performance, or use of this material. </text:p>
      <text:p text:style-name="P7">Copyright</text:p>
      <text:p text:style-name="P6">JBoss, Home of Professional Open Source. Copyright 2008-2010, Red Hat Middleware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277222949" text:style-name="Outline">
        <text:list-item>
          <text:h text:style-name="Heading_20_1" text:outline-level="1" text:restart-numbering="true" text:start-value="-1">Introduction to Byteman</text:h>
        </text:list-item>
      </text:list>
      <text:p text:style-name="Text_20_body">Byteman is a bytecode manipulation tool which makes it simple to change the operation of Java applications either at load time or while the application is running. It works without the need to rewrite or recompile the <text:s/>original program. In fact, Byteman can even be used to modify Java code which forms part of the Java virtual machine, classes such as String, Thread etc. Byteman employs a clear, simple and easy-to-use Event Condition Action (ECA) rule language, based on Java. ECA rules are used to specify where, when and how the original Java code should be transformed to modify its operation.</text:p>
      <text:p text:style-name="Text_20_body">Byteman was invented primarily to support automation of tests for multi-threaded and multi-JVM Java applications using a technique called fault injection. It includes features which have been designed to resolve problems which arise with this type of <text:s/>testing. Byteman provides explicit support for test automation in four main areas:</text:p>
      <text:list xml:id="list1781452595" text:style-name="L1">
        <text:list-item>
          <text:p text:style-name="P20">tracing execution of specific code paths and displaying application or JVM state</text:p>
        </text:list-item>
        <text:list-item>
          <text:p text:style-name="P20">subverting normal execution by changing state, making unscheduled method calls or forcing an unexpected return or throw</text:p>
        </text:list-item>
        <text:list-item>
          <text:p text:style-name="P20">orchestrating the timing of activities performed by independent application threads</text:p>
        </text:list-item>
        <text:list-item>
          <text:p text:style-name="P20">monitoring and gathering statistics summarising application and JVM operation</text:p>
        </text:list-item>
      </text:list>
      <text:p text:style-name="P10">Byteman is actually of much more general use than as a tool for testing. The core engine which underlies Byteman is a general purpose code injection program capable of injecting rule code into almost any location reachable during execution of a Java method. Byteman rule <text:s/>conditions and actions can employ all the normal Java built-in operations in order to test and modify program state. They can also invoke methods of application or JVM instances which are in scope at the injection point.</text:p>
      <text:p text:style-name="P10">The Byteman rule language provides a standard set of built-in operations which support specific tasks from the categories outlined above. For example, a rule condition may enforce a wait on a thread rendezvous or an action may update a statistical counter. The available set of built-in calls is configured using a POJO plugin. This can easily be replaced with an alternative implementation either for a set of rules or on a piecemeal basis for individual rules. This makes it trivial to modify and/or extend the rule language to support ad-hoc program modifications which are specific to the application domain.</text:p>
      <text:list xml:id="list1089149330" text:continue-list="list277222949" text:style-name="Outline">
        <text:list-item>
          <text:list>
            <text:list-header>
              <text:h text:style-name="P28" text:outline-level="2" text:is-list-header="true"><text:span text:style-name="T5">Running an Application with the </text:span>Byteman Agent</text:h>
            </text:list-header>
          </text:list>
        </text:list-item>
      </text:list>
      <text:p text:style-name="Text_20_body">In order to use Byteman to test a Java application the JVM must be configured to load and run the Byteman rule engine. This can be achieved using the -<text:span text:style-name="Code_20_Text">javaagent</text:span> command line argument. The traiiling text appended to this argument points the JVM at a jar containing the Byteman rule engine. It may also identify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text:p>
      <text:p text:style-name="Text_20_body">If your Java application is a long-running program then you may want to load the rule scripts and, possibly even, the rule engine after the program has started running. For example, you may decide to install Byteman into your application server when it <text:s/>appears to be suffering from performance problems and only then upload rules which trace execution of the code you suspect is misbehaving. Once the rule engine is loaded it cannot be unloaded. However, rules can be added and removed ad lib. Note that when <text:soft-page-break/>rules are removed the methods they affect are guaranteed to return to their original behaviour. Full details of how to install the Byteman agent and how to upload rules either at boot time or at runtime are provided in subsection <text:reference-ref text:reference-format="text" text:ref-name="Running Applications With Byteman">Running Applications with Byteman</text:reference-ref>.</text:p>
      <text:list xml:id="list1137863711"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1499832145" text:style-name="L2">
        <text:list-item>
          <text:p text:style-name="P21"><text:span text:style-name="T1">where</text:span> during application execution a side-effect should occur</text:p>
        </text:list-item>
        <text:list-item>
          <text:p text:style-name="P21"><text:span text:style-name="T1">whether</text:span> the side-effect should happen or not</text:p>
        </text:list-item>
        <text:list-item>
          <text:p text:style-name="P21"><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say, the buffer were empty. The location specifier <text:span text:style-name="Code_20_Text">AT INVOKE</text:span> places the trigger point just before the call to this method. </text:p>
      <text:p text:style-name="Code">RULE throw on Nth empty get<text:line-break/>CLASS org.my.BoundedBuffer<text:line-break/>METHOD get()<text:line-break/>AT INVOKE Object.wait()<text:line-break/>BIND buffer = $this<text:line-break/>IF countDown(buffer)<text:line-break/>DO throw ne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8">─</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292187431" text:continue-list="list1137863711"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text:soft-page-break/>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1928012605"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debug rule execution. Trace output to be quite finely tuned simply by providing a condition which tests the state of local or parameter variable bindings. Trace actions can insert these bound values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exceptions to be thrown from the trigger method frame. A rule is always allowed to throw a runtime exception (i.e. instances of <text:span text:style-name="Code_20_Text">RuntimeException</text:span> or its <text:soft-page-break/>subclasses). If none of the caller methods up the stack from the trigger method include a a catch for <text:span text:style-name="Code_20_Text">RuntimeException</text:span> or <text:span text:style-name="Code_20_Text">Throwable</text:span> then effectively this aborts the current thread. Other exceptions may also be thrown so long as the trigger method declares the exception in its throws list. This restriction is necessary to ensure that the injected code does not break the method contract between the trigger method and its callers.</text:p>
      <text:p text:style-name="Text_20_body">Finally, a call to the <text:span text:style-name="T1">killJVM</text:span> builtin allows a machine crash to be simulated by configuring an immediate exit from the JVM.</text:p>
      <text:p text:style-name="Text_20_body">It is worth noting that rules are not just restricted to using built-in operations. Application-specific side-effects can also be introduced by writing object fields or calling Java methods in rule events, conditions or actions. The obvious target for such field write or method call operations is objects supplied from the triggering method via local or parameter variable bindings. However, it is also possible to update static data and invoke static methods of any class accessible from the classloader of the triggering method. So, it is quite feasible to use Byteman rules to apply arbitrary modifications to the original program. Byteman rules have special access privileges which means that it is possible to read and write protected or private fields and call protected or private data.</text:p>
      <text:list xml:id="list534165179"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1306985613"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665726452" text:style-name="L3">
        <text:list-item>
          <text:p text:style-name="P22">the <text:span text:style-name="T1">trigger method</text:span>, i.e. the method which contains the trigger point</text:p>
        </text:list-item>
        <text:list-item>
          <text:p text:style-name="P22">the rule which has been matched</text:p>
        </text:list-item>
        <text:list-item>
          <text:p text:style-name="P22"><text:soft-page-break/>the arguments to the trigger method</text:p>
        </text:list-item>
      </text:list>
      <text:p text:style-name="Text_20_body">If several rules match the same trigger point then there will be a sequence of trigger calls, 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1245915049" text:continue-list="list1306985613" text:style-name="Outline">
        <text:list-item>
          <text:list>
            <text:list-header>
              <text:h text:style-name="P28" text:outline-level="2" text:is-list-header="true"><text:span text:style-name="T5">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calls. If an uploaded rule replaces an existing rule in this situation then when the previous rule is deleted all trigger calls associated with it are removed from the affected target <text:soft-page-break/>methods. Note that retransforming a class does not associate a new class object with existing instances of the class. It merely installs a different implementation for their 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1209793717" text:continue-numbering="true" text:style-name="Outline">
        <text:list-item>
          <text:list>
            <text:list-header>
              <text:h text:style-name="P28"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ext:soft-page-break/>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810224312"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920512327" text:continue-numbering="true" text:style-name="Outline">
        <text:list-item>
          <text:list>
            <text:list-header>
              <text:h text:style-name="P28"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text:soft-page-break/>occurrences of this method, with different signatures then each method will have a trigger point inserted.</text:p>
      <text:p text:style-name="Text_20_body">More precise matches can be guaranteed by adding a signature comprising a parameter type list and, optionally, a return type.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in this example the package for class <text:span text:style-name="Code_20_Text">State</text:span> has been left unspecified. The type checker will infer the package of the parameter or return type from the matched method where it is omitte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 xml:id="list405257567" text:continue-numbering="true"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579964141"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methods which are defined by the class identified in the <text:span text:style-name="Code_20_Text">CLASS</text:span> clause. This is sometimes not very helpful. For example, the following rule is not much use</text:p>
      <text:p text:style-name="P3"><text:bookmark-start text:name="DDE_LINK20"/><text:soft-page-break/>RULE trace Object.finalize<text:line-break/>CLASS java.lang.Object<text:line-break/>METHOD finalize<text:line-break/>IF TRUE<text:line-break/>DO System.out.println(“Finalizing “ + $0)<text:line-break/>DONE<text:bookmark-end text:name="DDE_LINK20"/></text:p>
      <text:p text:style-name="P2">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2">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3"><text:bookmark-start text:name="__DdeLink__3348_1142010326"/>RULE trace Object.finalize<text:line-break/>CLASS ^java.lang.Object<text:line-break/>METHOD finalize<text:line-break/>IF TRUE<text:line-break/>DO System.out.println(“Finalizing “ + $0)<text:line-break/><text:bookmark-end text:name="__DdeLink__3348_1142010326"/>ENDRULE</text:p>
      <text:p text:style-name="P2">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2">Note that if an overriding method invokes a super method then this style of <text:s/>injection may cause the injected rule code to be triggered more than once. In particular, injecting into constructors (which, inevitably, invoke some form of super constructor) will often result in multiple triggerings of the rule. This is easily avoided by adding a condition to the rule which checks the name of the caller method. So, for example, the rule above would be better rewritten as</text:p>
      <text:p text:style-name="P3">RULE trace Object.finalize at initial call<text:line-break/>CLASS ^java.lang.Object<text:line-break/>METHOD finalize<text:line-break/>IF NOT callerEquals(“finalize”)<text:line-break/>DO System.out.println(“Finalizing “ + $0)<text:line-break/>DONE</text:p>
      <text:p text:style-name="Text_20_body">This rule uses the built-in method <text:span text:style-name="Code_20_Text">callerEquals</text:span> which can be called with a variety of alternative signatures (described in full below). This version calls <text:span text:style-name="Code_20_Text">String.equals()</text:span> comparing the name of the method which called the trigger method to its <text:span text:style-name="Code_20_Text">String</text:span> argument and returns the result. The condition negates this using the <text:span text:style-name="Code_20_Text">NOT</text:span> operator (another way of writing the Java ! Operator). <text:s/>So, when an implementation of <text:span text:style-name="Code_20_Text">finalize</text:span> is <text:soft-page-break/>called via the finalizer thread's <text:span text:style-name="Code_20_Text">runFinalizer()</text:span> method this condition evaluates to <text:span text:style-name="Code_20_Text">true </text:span>and the rule fires. When it gets called via <text:span text:style-name="Code_20_Text">super.finalize()</text:span> the condition evaluates to <text:span text:style-name="Code_20_Text">false</text:span> and the rule does not fire.</text:p>
      <text:list xml:id="list1520894297" text:continue-numbering="true" text:style-name="Outline">
        <text:list-item>
          <text:list>
            <text:list-item>
              <text:list>
                <text:list-header>
                  <text:h text:style-name="P18" text:outline-level="3" text:is-list-header="true"><text:span text:style-name="T5">Overriding</text:span> Interface Rules</text:h>
                </text:list-header>
              </text:list>
            </text:list-item>
          </text:list>
        </text:list-item>
      </text:list>
      <text:p text:style-name="Text_20_body">The ^prefix can also be used in combination with <text:span text:style-name="Code_20_Text">INTERFACE</text:span> rules. Normally an interface rule is only injected into classes which directly implement the interface methods. This can mean that a plain <text:span text:style-name="Code_20_Text">INTERFACE</text:span> rule does not always get injected into the classes you are interested in.</text:p>
      <text:p text:style-name="Text_20_body">For example, class <text:span text:style-name="Code_20_Text">ArrayList</text:span> extends class <text:span text:style-name="Code_20_Text">AbstractList</text:span> which, in turn, implements interface <text:span text:style-name="Code_20_Text">List</text:span>. A rule attached to <text:span text:style-name="Code_20_Text">INTERFACE List</text:span> <text:span text:style-name="T1">will</text:span> be considered for injection into <text:span text:style-name="Code_20_Text">AbstractList</text:span> but will <text:span text:style-name="T1">not</text:span> be considered for injection into <text:span text:style-name="Code_20_Text">ArrayList</text:span>. This makes sense because AbstractList will <text:s/>contain an implementation of every method in List (some of these methodsmay be abstract). So, any methods in class ArrayList which re-implement the interface are considered to be overriding methods. However, the <text:span text:style-name="Code_20_Text">^</text:span> prefix can be used to achieve the desired effect. If the rule is attached to <text:span text:style-name="Code_20_Text">INTERFACE ^List</text:span> then it <text:span text:style-name="T1">will</text:span> be considered for injection into both <text:span text:style-name="Code_20_Text">AbstractList</text:span> and <text:span text:style-name="Code_20_Text">ArrayList</text:span>.</text:p>
      <text:p text:style-name="Text_20_body">Note that there is a subtle difference between these cases where a class extends a superclass and those where an interface extends a superinterface. The same class hierarchy can be used as an example to explain how interface extension is treated.</text:p>
      <text:p text:style-name="Text_20_body">Let's look at the interface <text:span text:style-name="Code_20_Text">Collection</text:span> which is extended by interface <text:span text:style-name="Code_20_Text">List</text:span>. When a rule is attached to <text:span text:style-name="Code_20_Text">INTERFACE Collection</text:span> then it is considered for injection into any class which implements <text:span text:style-name="Code_20_Text">Collection</text:span> and also any class which implements an extension of <text:span text:style-name="Code_20_Text">Collection</text:span>. Since <text:span text:style-name="Code_20_Text">List</text:span> extends <text:span text:style-name="Code_20_Text">Collection</text:span> this means that an implementation class like <text:span text:style-name="Code_20_Text">AbstractList</text:span> will be a candidate for the rule. This is because <text:span text:style-name="Code_20_Text">AbstractList</text:span> <text:s/>is the first class reached down the chain from <text:span text:style-name="Code_20_Text">Collection</text:span> via <text:span text:style-name="Code_20_Text">List</text:span> so it is the first point in the class hierarchy where an implementation can be found for methods of <text:span text:style-name="Code_20_Text">Collection</text:span> (even if it is only an abstract method). Class <text:span text:style-name="Code_20_Text">ArrayList</text:span> willl <text:span text:style-name="T1">not</text:span> be a candidate for injection because any of it's methods which re-implement a method declared by <text:span text:style-name="Code_20_Text">Collection</text:span> will still only <text:span text:style-name="T1">override</text:span> a method <text:s/>implemented in <text:span text:style-name="Code_20_Text">AbstractList</text:span>. If you want the rule to be injected into these overriding methods defined in class <text:span text:style-name="Code_20_Text">ArrayList</text:span> then you can do so by attaching the rule to <text:span text:style-name="Code_20_Text">INTERFACE ^Collection</text:span>.</text:p>
      <text:list xml:id="list718187446" text:continue-numbering="true" text:style-name="Outline">
        <text:list-item>
          <text:list>
            <text:list-item>
              <text:list>
                <text:list-header>
                  <text:h text:style-name="P18" text:outline-level="3" text:is-list-header="true"><text:span text:style-name="T5">Location</text:span> Specifiers</text:h>
                </text:list-header>
              </text:list>
            </text:list-item>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may well get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text:soft-page-break/># location specifier example<text:line-break/>RULE countdown at commit<text:line-break/>CLASS CoordinatorEngine<text:line-break/>METHOD commit<text:line-break/>AFTER WRITE $current<text:line-break/>. . .<text:line-break/>ENDRULE</text:p>
      <text:p text:style-name="Text_20_body">The name <text:span text:style-name="Code_20_Text">current</text:span> prefixed with a <text:span text:style-name="Code_20_Text">$</text:span> sign identifies a local variable,or possibly a method parameter. In this case, <text:span text:style-name="Code_20_Text">current</text:span> happens to be a local variable declared and initialised at the start of method <text:span text:style-name="Code_20_Text">CoordinatorEngine.commit</text:span> whose type is the enum <text:span text:style-name="Code_20_Text">State</text:span>.</text:p>
      <text:p text:style-name="Code">public State commit()<text:line-break/>{<text:line-break/> <text:s/>final State current ;<text:line-break/> <text:s/>synchronized(this)<text:line-break/> <text:s/>{<text:line-break/> <text:s text:c="3"/>current = this.state ;<text:line-break/> <text:s text:c="3"/>if (current == State.STATE_PREPARED_SUCCESS) {<text:line-break/> <text:s text:c="5"/>. . .</text:p>
      <text:p text:style-name="Code"/>
      <text:p text:style-name="Text_20_body">So, the trigger point will be inserted immediately after the first write operation in the bytecode (<text:span text:style-name="Code_20_Text">istore</text:span>) which updates the stack location used to store <text:span text:style-name="Code_20_Text">current</text:span>. This is effectively the same as saying that the trigger point will occur at the point in the source code where local variable current is initialised i.e. the first line inside the <text:span text:style-name="Code_20_Text">synchronized</text:span> block.</text:p>
      <text:p text:style-name="Text_20_body">By contrast, the following rule would locate the trigger point after the first read from field <text:span text:style-name="Code_20_Text">recovered</text:span>:</text:p>
      <text:p text:style-name="Code"># location specifier example 2<text:line-break/>RULE add countdown at recreate<text:line-break/>CLASS CoordinatorEngine<text:line-break/>METHOD &lt;init&gt;<text:line-break/>AT READ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 Without the type the rule would match any read from a field with name <text:span text:style-name="Code_20_Text">recovered</text:span>.</text:p>
      <text:p text:style-name="Text_20_body">The full set of location specifiers is as follows</text:p>
      <text:p text:style-name="P3"><text:bookmark-start text:name="DDE_LINK12"/><text:soft-page-break/>AT ENTRY<text:bookmark-end text:name="DDE_LINK12"/><text:line-break/>AT EXIT<text:line-break/>AT LINE <text:span text:style-name="T1">number</text:span><text:line-break/>AT READ <text:span text:style-name="T1">[type </text:span>.<text:span text:style-name="T1">]</text:span> <text:span text:style-name="T1">field</text:span> <text:span text:style-name="T1">[count | </text:span><text:span text:style-name="T3">ALL </text:span><text:span text:style-name="T1">]<text:line-break/></text:span><text:bookmark-start text:name="__DdeLink__3370_1292317611"/><text:span text:style-name="T3">AT READ $</text:span><text:span text:style-name="T1">var-or-idx</text:span><text:span text:style-name="T3"> </text:span><text:span text:style-name="T1">[count</text:span><text:span text:style-name="T3"> | ALL </text:span><text:span text:style-name="T1">]</text:span><text:bookmark-end text:name="__DdeLink__3370_1292317611"/><text:line-break/>AFTER READ <text:span text:style-name="T1">[ type </text:span>.<text:span text:style-name="T1">]</text:span> <text:span text:style-name="T1">field</text:span> <text:span text:style-name="T1">[count | </text:span><text:span text:style-name="T3">ALL </text:span><text:span text:style-name="T1">]<text:line-break/></text:span><text:span text:style-name="T3">AFTER READ </text:span><text:bookmark-start text:name="__DdeLink__3373_1292317611"/><text:span text:style-name="T3">$</text:span><text:span text:style-name="T1">var-or-idx</text:span><text:span text:style-name="T3"> </text:span><text:span text:style-name="T1">[count</text:span><text:span text:style-name="T3"> | ALL </text:span><text:span text:style-name="T1">]</text:span><text:bookmark-end text:name="__DdeLink__3373_1292317611"/><text:span text:style-name="T1"><text:line-break/></text:span><text:span text:style-name="T3">AT WRITE</text:span><text:span text:style-name="T1"> [ type .] field [count | </text:span><text:span text:style-name="T3">ALL </text:span><text:span text:style-name="T1">]<text:line-break/></text:span><text:span text:style-name="T3">AT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FTER WRITE</text:span><text:span text:style-name="T1"> [ type .] field [count | </text:span><text:span text:style-name="T3">ALL </text:span><text:span text:style-name="T1">]<text:line-break/></text:span><text:span text:style-name="T3">AFTER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T INVOKE</text:span><text:span text:style-name="T1"> [ type .] method [ </text:span><text:span text:style-name="T3">(</text:span><text:span text:style-name="T1"> argtypes </text:span><text:span text:style-name="T3">)</text:span><text:span text:style-name="T1"> ] [count | </text:span><text:span text:style-name="T3">ALL </text:span><text:span text:style-name="T1">]<text:line-break/></text:span><text:span text:style-name="T3">AFTER INVOKE</text:span><text:span text:style-name="T1"> [ type .] method [ </text:span><text:span text:style-name="T3">(</text:span><text:span text:style-name="T1"> argtypes </text:span><text:span text:style-name="T3">)</text:span><text:span text:style-name="T1"> ][count | </text:span><text:span text:style-name="T3">ALL </text:span><text:span text:style-name="T1">]<text:line-break/></text:span><text:span text:style-name="T3">AT SYNCHRONIZE</text:span><text:span text:style-name="T1"> [count | </text:span><text:span text:style-name="T3">ALL </text:span><text:span text:style-name="T1">]</text:span><text:bookmark-start text:name="DDE_LINK11"/><text:span text:style-name="T1"><text:line-break/></text:span><text:span text:style-name="T3">AFTER SYNCHRONIZE</text:span><text:span text:style-name="T1"> [count | </text:span><text:span text:style-name="T3">ALL </text:span><text:span text:style-name="T1">]</text:span><text:bookmark-end text:name="DDE_LINK11"/><text:span text:style-name="T1"><text:line-break/></text:span><text:span text:style-name="T3">AT THROW</text:span><text:span text:style-name="T1"> [count | </text:span><text:span text:style-name="T3">ALL </text:span><text:span text:style-name="T1">]</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print an error in such cases because this may merely indicate that the rule does not apply to this particular class or method).</text:p>
      <text:p text:style-name="P9">An <text:span text:style-name="Code_20_Text">AT READ</text:span> specifier followed by a field name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 If the keyword <text:span text:style-name="Code_20_Text">ALL</text:span> is specified in place of a count then the rule wlil be triggered at all matching <text:span text:style-name="Code_20_Text">getField</text:span> calls.</text:p>
      <text:p text:style-name="P9">An <text:span text:style-name="Code_20_Text">AT READ</text:span> specifier followed by a <text:span text:style-name="Code_20_Text">$</text:span>-prefixed local variable name, method parameter name or method parameter index locates the trigger point before the first instruction which reads the corresponding local or method parameter variable i.e. it corresponds to an <text:span text:style-name="Code_20_Text">iload</text:span>, <text:span text:style-name="Code_20_Text">dload</text:span>, <text:span text:style-name="Code_20_Text">aload</text:span> etc instruction in the bytecode. If a count <text:span text:style-name="T1">N</text:span> is supplied then the <text:span text:style-name="T1">N</text:span>th matching <text:span text:style-name="Code_20_Text">read </text:span>will be used as the trigger point. Note that the count identifies to the <text:span text:style-name="T1">N</text:span>th textual occurrence of a read of the variable, not the <text:span text:style-name="T1">N</text:span>th access in a particular execution path at runtime. If the keyword <text:span text:style-name="Code_20_Text">ALL</text:span> is specified in place of a count then the rule will be <text:soft-page-break/>triggered before every read of the variable.</text:p>
      <text:p text:style-name="P9">Note that it is only possible to use local or parameter variable names such as <text:span text:style-name="Code_20_Text">$i</text:span>, <text:span text:style-name="Code_20_Text">$this</text:span> or <text:span text:style-name="Code_20_Text">$arg1</text:span> if the trigger method bytecode includes a local variable table, e.g. if it has been compiled with the -g flag. By contrast, it is always possible to refer to parameter variable read operations using the index notation <text:span text:style-name="Code_20_Text">$0</text:span>, <text:span text:style-name="Code_20_Text">$1</text:span> etc (however, note that location <text:span text:style-name="Code_20_Text">AT READ $0</text:span> will only match where the trigger method is an instance method).</text:p>
      <text:p text:style-name="P9">An <text:span text:style-name="Code_20_Text">AFTER READ</text:span> specification is identical to an AT READ specification except that it locates the trigger point after the <text:span text:style-name="Code_20_Text">getField</text:span> or variable read operation.</text:p>
      <text:p text:style-name="Text_20_body"><text:span text:style-name="Code_20_Text"><text:span text:style-name="T3">AT WRITE</text:span></text:span><text:span text:style-name="T3"> and </text:span><text:span text:style-name="Code_20_Text"><text:span text:style-name="T3">AFTER WRITE</text:span></text:span><text:span text:style-name="T3"> specifiers are the same as the corresponding </text:span><text:span text:style-name="Code_20_Text"><text:span text:style-name="T3">READ</text:span></text:span><text:span text:style-name="T3"> specifiers except that they correspond to assignments to the named field or named variable in the source code <text:s/>i.e. they identify </text:span><text:span text:style-name="Code_20_Text"><text:span text:style-name="T3">putField</text:span></text:span> or <text:span text:style-name="Code_20_Text">istore</text:span>, <text:span text:style-name="Code_20_Text">dstore</text:span>, etc instructions.</text:p>
      <text:p text:style-name="Text_20_body">Note that location <text:span text:style-name="Code_20_Text">AT WRITE $</text:span>0 or, equivalently, <text:span text:style-name="Code_20_Text">AT WRITE $this</text:span> will never match any candidate trigger method because the target object for an instance method invocation is never assigned.</text:p>
      <text:p text:style-name="Text_20_body">Note also that for a given local variable, <text:span text:style-name="Code_20_Text">localvar</text:span>, location AT<text:span text:style-name="Code_20_Text"> WRITE $localvar</text:span> or, equivalently, <text:s/>AT<text:span text:style-name="Code_20_Text"> WRITE $localvar 1</text:span> identifies the location immediately <text:span text:style-name="T1">after</text:span> the local variable is initialised i.e. it is treated as if it were specified as <text:span text:style-name="Code_20_Text">AFTER WRITE $localvar</text:span>. This is necessary because the variable is not in scope until after it is initialised. This also ensures that the local variable which has been written can be safely accessed in the rule body.</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If the keyword <text:span text:style-name="Code_20_Text">ALL</text:span> is specified in place of a count then the rule will be triggered at all matching occurrences of a throw.</text:p>
      <text:p text:style-name="P9">n.b. as mentioned previously,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9">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9"><text:soft-page-break/>n.b.b.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1445002265"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1591731188"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306826310" text:style-name="L4">
        <text:list-item>
          <text:p text:style-name="P23">references to previously bound variables</text:p>
        </text:list-item>
        <text:list-item>
          <text:p text:style-name="P23">references to the trigger method recipient or parameters</text:p>
        </text:list-item>
        <text:list-item>
          <text:p text:style-name="P23">references to the local variables in scope at the trigger point</text:p>
        </text:list-item>
        <text:list-item>
          <text:p text:style-name="P23">references to trigger method special variables <text:span text:style-name="Code_20_Text">$!</text:span>, <text:span text:style-name="Code_20_Text">$^</text:span>, <text:span text:style-name="Code_20_Text">$#, </text:span>$* and $@</text:p>
        </text:list-item>
        <text:list-item>
          <text:p text:style-name="P23">static field references</text:p>
        </text:list-item>
        <text:list-item>
          <text:p text:style-name="P23">primitive literals</text:p>
        </text:list-item>
        <text:list-item>
          <text:p text:style-name="P23">field accesses</text:p>
        </text:list-item>
        <text:list-item>
          <text:p text:style-name="P23">static or instance method invocations</text:p>
        </text:list-item>
        <text:list-item>
          <text:p text:style-name="P23">built-in operation invocations</text:p>
        </text:list-item>
      </text:list>
      <text:p text:style-name="Text_20_body"><text:soft-page-break/>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bookmark-start text:name="DDE_LINK26"/><text:span text:style-name="Code_20_Text">&gt;=</text:span>, <text:bookmark-end text:name="DDE_LINK26"/><text:span text:style-name="Code_20_Text">new</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1665688797" text:style-name="L5">
        <text:list-item>
          <text:p text:style-name="P24">throw and return operations are only allowed as the last action in a sequence of rule actions (see below).</text:p>
        </text:list-item>
      </text:list>
      <text:list xml:id="list36674010" text:style-name="L6">
        <text:list-item>
          <text:p text:style-name="P25">Expressions should obey the normal rules regarding associativity and precedence.</text:p>
        </text:list-item>
        <text:list-item>
          <text:p text:style-name="P25">The trigger method recipient and parameter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25">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item>
          <text:p text:style-name="P25">Special variables provide access to other trigger method data. There are currently 5 such special variables:</text:p>
          <text:list>
            <text:list-item>
              <text:p text:style-name="P25"><text:span text:style-name="Code_20_Text">$!</text:span> is valid in at <text:span text:style-name="Code_20_Text">AT EXIT</text:span> rule and is bound to the return value on the stack at the point where the rule is triggered. Its type is the same as the trigger method return type. The rule will fail to inject if the trigger method return type is void.</text:p>
            </text:list-item>
            <text:list-item>
              <text:p text:style-name="P25">$! is also valid in an AFTER INVOKE rule and is bound to the return value on the stack at the point where the rule is triggered. Its type is the same as the invoked method return type. The rule will fail to inject if the invoked method return type is void.</text:p>
            </text:list-item>
            <text:list-item>
              <text:p text:style-name="P25"><text:span text:style-name="Code_20_Text">$^</text:span> is only valid in an <text:span text:style-name="Code_20_Text">AT THROW</text:span> rule and is bound to the throwable on the stack at the point where the rule is triggered. Its type is <text:span text:style-name="Code_20_Text">Throwable</text:span>.</text:p>
            </text:list-item>
            <text:list-item>
              <text:p text:style-name="P25"><text:span text:style-name="Code_20_Text">$#</text:span> has type <text:span text:style-name="Code_20_Text">int</text:span> and identifies the number of parameters supplied to the trigger method.</text:p>
            </text:list-item>
            <text:list-item>
              <text:p text:style-name="P25"><text:span text:style-name="Code_20_Text">$*</text:span> is bound to an <text:bookmark-start text:name="DDE_LINK31"/><text:span text:style-name="Code_20_Text">Object[] </text:span>array<text:bookmark-end text:name="DDE_LINK31"/> containing the trigger method recipient, <text:span text:style-name="Code_20_Text">$this</text:span>, in slot <text:span text:style-name="Code_20_Text">0</text:span> and the trigger method parameter values, <text:span text:style-name="Code_20_Text">$1</text:span>, <text:span text:style-name="Code_20_Text">$2</text:span> etc in slots <text:span text:style-name="Code_20_Text">1</text:span>, <text:span text:style-name="Code_20_Text">2</text:span> etc (for a static trigger method the value in slot <text:span text:style-name="Code_20_Text">0</text:span> is <text:span text:style-name="Code_20_Text">null</text:span>).</text:p>
            </text:list-item>
            <text:list-item>
              <text:p text:style-name="P25">$@ is only valid in an <text:span text:style-name="Code_20_Text">AT INVOKE</text:span> rule and is bound to an <text:span text:style-name="Code_20_Text">Object[] </text:span>array containing the <text:span text:style-name="Code_20_Text">AT INVOKE</text:span> target method recipient in slot 0 and the call arguments for the target method installed in slots 1 upwards <text:span text:style-name="T1">in call order</text:span> (if the target method is static the value in slot <text:span text:style-name="Code_20_Text">0</text:span> is <text:span text:style-name="Code_20_Text">null</text:span>). Note that this variable is not valid in AFTER INVOKE rules. The array contains the call arguments located on the stack just before the trigger method calls the AT INVOKE target method. These values are no longer available after the call has completed.</text:p>
            </text:list-item>
          </text:list>
        </text:list-item>
        <text:list-item>
          <text:p text:style-name="P25">Assignments may update the bindings for rule variables introduced in the <text:span text:style-name="Code_20_Text">BINDS</text:span> <text:soft-page-break/>clause, parameter or local variables, instance fields, static fields or the return value special variables <text:span text:style-name="Code_20_Text">$!</text:span>. Assignments are not currently allowed to update any of the the other special variables.</text:p>
        </text:list-item>
        <text:list-item>
          <text:p text:style-name="P25">Assignments to parameter variables or local variables are <text:span text:style-name="T1">visible</text:span> on resumption of the trigger method. For example, assume that a rule includes an assignment <text:s/>such as <text:span text:style-name="Code_20_Text">$name = “Ernie”</text:span>, where <text:span text:style-name="Code_20_Text">name</text:span> is either a parameter variable or a local variable in scope at the trigger point. <text:s/>If <text:span text:style-name="Code_20_Text">name</text:span> has value <text:span text:style-name="Code_20_Text">“Bert”</text:span> when the rule is triggered and the assignment actually gets executed then on resumption of the trigger method <text:span text:style-name="Code_20_Text">name</text:span> will have value <text:span text:style-name="Code_20_Text">“Ernie”</text:span>. Note that assignments cannot be made to <text:span text:style-name="Code_20_Text">$this</text:span> (or, equivalently, <text:span text:style-name="Code_20_Text">$0</text:span>) as the recipient argument for an instance method is always <text:span text:style-name="Code_20_Text">final</text:span>.</text:p>
        </text:list-item>
        <text:list-item>
          <text:p text:style-name="P25">Assignment to <text:span text:style-name="Code_20_Text">$!</text:span> updates the return value on top of the stack at the trigger point, causing the trigger method to return this updated value. The same effect can be achieved by executing a <text:span text:style-name="Code_20_Text">RETURN</text:span> expression.</text:p>
        </text:list-item>
      </text:list>
      <text:list xml:id="list2144129549" text:continue-list="list1591731188"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text:soft-page-break/>#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1349831697"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action or a sequence of rule expressions separated by semi-colons, possibly ending with a return or throw action. Rule expressions occurring in an action list may have arbitrary type, including void type.</text:p>
      <text:p text:style-name="Text_20_body">A return action is the <text:span text:style-name="Code_20_Text">return</text:span> keyword possibly followed by a rule expression which is used to compute a return value. A return act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2"/>return false<text:line-break/>ENDRULE</text:span></text:p>
      <text:p text:style-name="Text_20_body">A throw action is the <text:span text:style-name="Code_20_Text">throw</text:span> keyword followed by an throwable constructor <text:bookmark-start text:name="DDE_LINK"/>expression<text:bookmark-end text:name="DDE_LINK"/>. An throwable constructor expression is the keyword <text:span text:style-name="Code_20_Text">new</text:span> followed by the class name of the throwable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throwable type must implement an empty constructor. If arguments are supplied then the throwable type must implement a constructor whose signature is type-compatible. n.b. for hysterical reasons the <text:span text:style-name="Code_20_Text">new</text:span> keyword may be omitted from the throwable constructor expression which follows the throw keyword.</text:p>
      <text:p text:style-name="Text_20_body">A throw action causes a throwable of the type named in the exception constructor to be created and thrown from the <text:span text:style-name="T1">triggering</text:span> method. In order for this to be valid the expression type must either be assignable to <text:span text:style-name="Code_20_Text">java.lang.RuntimeException</text:span> or <text:span text:style-name="Code_20_Text">java.lang.Error</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text:soft-page-break/># throw example<text:line-break/>RULE countdown at commit<text:line-break/>CLASS com.arjuna.wst11.messaging.engines.CoordinatorEngine<text:line-break/>METHOD commit<text:line-break/>AT READ state<text:line-break/> <text:tab/>. . .<text:line-break/>DO debug(“throwing wrong state”);<text:line-break/> <text:s text:c="2"/>throw new WrongStateException()<text:line-break/>ENDRULE</text:p>
      <text:p text:style-name="Text_20_body">An empty action list may be specified using the keyword <text:span text:style-name="Code_20_Text">NOTHING</text:span>. </text:p>
      <text:list xml:id="list1997578174"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506203852"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text:soft-page-break/>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ne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ne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p text:style-name="Text_20_body">The examples above use a HELPER line in the rule body to reset the helper for a specific rule. It is also possible to reset the helper for all subsequent rules in a file by adding a HELPER line outside of the scope of a rule. So, in the following example the first two rules use class HelperSub while the third one uses class YellowSub.</text:p>
      <text:p text:style-name="Code"><text:soft-page-break/>HELPER HelperSub<text:line-break/># helper example 3<text:line-break/>RULE helping hand<text:line-break/>. . .<text:line-break/>RULE I can't help myself<text:line-break/>. . .<text:line-break/>RULE help, I need somebody<text:line-break/>CLASS . . .<text:line-break/>METHOD . . .<text:line-break/>HELPER YellowSub</text:p>
      <text:list xml:id="list1562866738" text:continue-numbering="true" text:style-name="Outline">
        <text:list-item>
          <text:list>
            <text:list-header>
              <text:h text:style-name="Heading_20_2" text:outline-level="2" text:is-list-header="true">The Rule Helper Lifecycle Methods</text:h>
            </text:list-header>
          </text:list>
        </text:list-item>
      </text:list>
      <text:p text:style-name="Text_20_body">It is occasionally useful to be able to perform some sort of setup activity when rules are loaded or a teardown activity when rules are unloaded. For example, if tracing rules are loaded to collect statistics on program execution it would be convenient to add a background thread which wakes up at regular intervals in order to print and then zero the value of the various counters incremented by the rules. Similarly, it would be helpful to be able to detect that all the tracing rules had been unloaded so that the thread can be shutdown, avoiding wasted CPU time. The rule engine supports a lifecycle model for loading and unloading which makes this sort of <text:s/>setup and teardown simple to achieve.</text:p>
      <text:p text:style-name="Text_20_body">There are four lifecyle events in the model: activate, install, uninstall and deactivate. Although these lifecycle events are associated with loading and unloading of rules, the focus of the event is the helper class associated with the rule being loaded/unloaded. It is the helper class which provides a callback method to handle the lifecycle event. The four lifecycle events are generated according to the following model.</text:p>
      <text:p text:style-name="Text_20_body">Assume that we have a helper class <text:span text:style-name="T1">H</text:span> and a set of <text:span text:style-name="T1">installed</text:span> rules <text:span text:style-name="T1">R(H)</text:span> employing <text:span text:style-name="T1">H</text:span> as their helper. Obviously <text:span text:style-name="T1">R(H)</text:span> is empty at bootstrap. When a rule <text:span text:style-name="T1">r(H)</text:span> with helper H has been loaded (either during agent bootstrap or via the dynamic listener), injected and typechecked it is <text:span text:style-name="T1">installed</text:span> into the set <text:span text:style-name="T1">R(H)</text:span>. When an installed rule is unloaded via the dynamic listener it is <text:span text:style-name="T1">uninstalled</text:span> from the <text:span text:style-name="T1">set R(H)</text:span>.</text:p>
      <text:list xml:id="list390634280" text:style-name="L7">
        <text:list-item>
          <text:p text:style-name="P26">an activate event occurs when an install cause <text:span text:style-name="T1">R(H)</text:span> to transition from empty to non-empty</text:p>
        </text:list-item>
        <text:list-item>
          <text:p text:style-name="P26">an install event occurs when <text:span text:style-name="T1">r(H)</text:span> is installed in <text:span text:style-name="T1">R(H)</text:span></text:p>
        </text:list-item>
        <text:list-item>
          <text:p text:style-name="P26">an uninstall event occurs when <text:span text:style-name="T1">r(H)</text:span> is uninstalled from <text:span text:style-name="T1">R(H)</text:span></text:p>
        </text:list-item>
        <text:list-item>
          <text:p text:style-name="P26">a deactivate event occurs an uninstall causes <text:span text:style-name="T1">R(H)</text:span> to transition from non-empty to empty</text:p>
        </text:list-item>
      </text:list>
      <text:p text:style-name="Text_20_body">Note that an install always generates an activate event before the associated install event. An uninstall always generates an uninstall event before any associated deactivate event.</text:p>
      <text:p text:style-name="Text_20_body">The helper class <text:span text:style-name="T1">H</text:span> is notified of these events if it implements any of the corresponding static methods:</text:p>
      <text:p text:style-name="Code">public static void activated()<text:line-break/>public static void installed(Rule rule)<text:line-break/>public static void installed(String ruleName)<text:line-break/>public static void uninstalled(Rule rule)<text:line-break/>public static void uninstalled(String ruleName)<text:line-break/>public static void deactivated()</text:p>
      <text:p text:style-name="Text_20_body"><text:span text:style-name="Code_20_Text">activated()</text:span> is called when an activate event occurs. It can perform a one-off set up <text:soft-page-break/>operation on behalf of all rules employing the helper.</text:p>
      <text:p text:style-name="Text_20_body"><text:span text:style-name="Code_20_Text">deactivated()</text:span> is called when a deactivate event occurs. It can perform a one-off tear <text:s/>down operation on behalf of all rules employing the helper.</text:p>
      <text:p text:style-name="Text_20_body"><text:span text:style-name="Code_20_Text">installed(Rule)</text:span> is called when an install event occurs. It can perform a set up operation specific to the supplied rule.</text:p>
      <text:p text:style-name="Text_20_body"><text:span text:style-name="Code_20_Text">deinstalled(Rule)</text:span> is called when an install event occurs. It can perform a tear down operation specific to the supplied rule.</text:p>
      <text:p text:style-name="Text_20_body"><text:span text:style-name="Code_20_Text">installed(String)</text:span> and <text:span text:style-name="Code_20_Text">uninstalled(String)</text:span> can also be implemented as alternatives to <text:span text:style-name="Code_20_Text">installed(String)</text:span> and <text:span text:style-name="Code_20_Text">uninstalled(String)</text:span> if the helper can make do with the rule name rather than using the Byteman <text:span text:style-name="Code_20_Text">Rule</text:span> instance. Note that if both flavours are implemented only the method which takes a <text:span text:style-name="Code_20_Text">Rule</text:span> will be called.</text:p>
      <text:p text:style-name="Text_20_body">It is important to understand that loading and unloading of a rule does not always initiate lifecycle processing. If a rule does not parse or typecheck correctly it will not be installed <text:s/>so it will not generate activate or install events. If later this rule is unloaded it will not generate uninstall or deactivate events since it was never installed. It is also possible for a valid rule to be loaded and unloaded without initiating lifecycle processing. For example, the rule may never get injected because no matching trigger class has been loaded into the JVM.</text:p>
      <text:list xml:id="list1992461887" text:continue-list="list1562866738"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2041193761"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175712654" text:continue-numbering="true" text:style-name="Outline">
        <text:list-item>
          <text:list>
            <text:list-item>
              <text:list>
                <text:list-header>
                  <text:h text:style-name="P19"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571756435" text:continue-numbering="true" text:style-name="Outline">
        <text:list-item>
          <text:list>
            <text:list-item>
              <text:list>
                <text:list-header>
                  <text:h text:style-name="P19"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629543093"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936643274"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text:soft-page-break/>winner.</text:p>
      <text:list xml:id="list1183419474" text:continue-numbering="true" text:style-name="Outline">
        <text:list-item>
          <text:list>
            <text:list-item>
              <text:list>
                <text:list-header>
                  <text:h text:style-name="P19"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446014063" text:continue-numbering="true" text:style-name="Outline">
        <text:list-item>
          <text:list>
            <text:list-item>
              <text:list>
                <text:list-header>
                  <text:h text:style-name="P19" text:outline-level="3" text:is-list-header="true"><text:bookmark-start text:name="DDE_LINK16"/>Counters</text:h>
                </text:list-header>
              </text:list>
            </text:list-item>
          </text:list>
        </text:list-item>
      </text:list>
      <text:p text:style-name="Text_20_body"><text:bookmark-start text:name="DDE_LINK22"/>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incrementCounter(Object o, int amount)<text:line-break/>public int incrementCounter(Object o)<text:line-break/>public int decrementCounter(Object o)<text:line-break/>public int readCounter(Object o)<text:line-break/>public int readCounter(Object o, boolean zer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o</text:span>. If argument <text:span text:style-name="Code_20_Text">count</text:span> is not supplied then the value of the new Counter defaults to <text:span text:style-name="Code_20_Text">o</text:span>. <text:span text:style-name="Code_20_Text">createCounter</text:span> returns <text:span text:style-name="Code_20_Text">true</text:span> if a new Counter was created and <text:span text:style-name="Code_20_Text">false</text:span> if a Counter <text:s/>associated with <text:span text:style-name="Code_20_Text">o</text:span> already exists.<text:bookmark-end text:name="DDE_LINK22"/>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o</text:span>. It returns <text:span text:style-name="Code_20_Text">true</text:span> if the Counter was deleted and <text:span text:style-name="Code_20_Text">false</text:span> if no Counter was <text:s/>associated with <text:span text:style-name="Code_20_Text">o</text:span>. Note <text:soft-page-break/>that the API is designed to ensure that race conditions 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o</text:span>. If no such Counter exists it will create one with value <text:span text:style-name="Code_20_Text">0</text:span> before incrementing it. <text:span text:style-name="Code_20_Text">incrementCounter</text:span> returns the new value of the Counter. If <text:span text:style-name="Code_20_Text">amount</text:span> is omitted it defaults to <text:span text:style-name="Code_20_Text">1</text:span>.</text:p>
      <text:p text:style-name="Text_20_body"><text:span text:style-name="Code_20_Text">decrementCounter</text:span> is equivalent to calling <text:span text:style-name="Code_20_Text">incrementCounter(o, -1)</text:span> i.e. it adds <text:span text:style-name="Code_20_Text">-1</text:span> to the value of the counter.</text:p>
      <text:p text:style-name="Text_20_body"><text:span text:style-name="Code_20_Text">readCounter</text:span> can be called to read the value of the Counter associated with <text:span text:style-name="Code_20_Text">o</text:span>. If no such Counter exists it will create one with value <text:span text:style-name="Code_20_Text">0</text:span>. If the optional flag argument <text:span text:style-name="Code_20_Text">zero</text:span> is passed as <text:span text:style-name="Code_20_Text">true</text:span> the counter is atomically read and zeroed. <text:span text:style-name="Code_20_Text">zero</text:span> defaults to <text:span text:style-name="Code_20_Text">false</text:span>.</text:p>
      <text:list xml:id="list1390877165" text:continue-numbering="true" text:style-name="Outline">
        <text:list-item>
          <text:list>
            <text:list-item>
              <text:list>
                <text:list-header>
                  <text:h text:style-name="Heading_20_3" text:outline-level="3" text:is-list-header="true">Timers</text:h>
                </text:list-header>
              </text:list>
            </text:list-item>
          </text:list>
        </text:list-item>
      </text:list>
      <text:p text:style-name="Text_20_body">The rule engine provides Timers which allow measurement of elapsed time between triggerings. Timers can be created, read, reset and deleted via the following API</text:p>
      <text:p text:style-name="Code"><text:bookmark-start text:name="DDE_LINK102"/><text:bookmark-start text:name="DDE_LINK93"/>public boolean <text:bookmark-start text:name="DDE_LINK23"/>createTimer<text:bookmark-end text:name="DDE_LINK23"/>(Object o)<text:bookmark-end text:name="DDE_LINK93"/><text:line-break/><text:bookmark-end text:name="DDE_LINK102"/><text:bookmark-start text:name="DDE_LINK911"/>public long getElapsedTimeFromTimer(Object o)<text:bookmark-end text:name="DDE_LINK911"/><text:line-break/>public long resetTimer(Object o)<text:line-break/>public boolean deleteTimer(Object o)<text:line-break/></text:p>
      <text:p text:style-name="Text_20_body">As before, Timers are <text:s/>identified by an arbitrary object. All methods are designed to be used in rule conditions or actions.</text:p>
      <text:p text:style-name="Text_20_body"><text:span text:style-name="Code_20_Text">createTimer</text:span> can be called to create a new Timer associated with <text:span text:style-name="Code_20_Text">o</text:span>. <text:span text:style-name="Code_20_Text">createTimer</text:span> returns <text:span text:style-name="Code_20_Text">true</text:span> if a new Timer was created and <text:span text:style-name="Code_20_Text">false</text:span> if a Timer associated with <text:span text:style-name="Code_20_Text">o</text:span> already exists.</text:p>
      <text:p text:style-name="Text_20_body"><text:span text:style-name="Code_20_Text">getElapsedTimeFromTimer</text:span> can be called to obtain the number of elapsed milliseconds since the Timer associated with <text:span text:style-name="Code_20_Text">o</text:span> was created or since the last call to resetTimer. If no timer associated with <text:span text:style-name="Code_20_Text">o</text:span> exists a new timer is created before returning the elapsed time.</text:p>
      <text:p text:style-name="Text_20_body"><text:span text:style-name="Code_20_Text">resetTimer</text:span> can be called to zero the Timer associated with <text:span text:style-name="Code_20_Text">o</text:span>. It returns the number of seconds since the Timer was created or since the last previous call to resetTimer If no timer associated with <text:span text:style-name="Code_20_Text">o</text:span> exists a new timer is created before returning the elapsed time.</text:p>
      <text:p text:style-name="Text_20_body"><text:span text:style-name="Code_20_Text">deleteTimer</text:span> can be called to delete the Timer associated with <text:span text:style-name="Code_20_Text">o</text:span>. <text:span text:style-name="Code_20_Text">deleteTimer</text:span> returns <text:span text:style-name="Code_20_Text">true</text:span> if a new Timer was deleted and <text:span text:style-name="Code_20_Text">false</text:span> if no Timer associated with <text:span text:style-name="Code_20_Text">o</text:span> exists.</text:p>
      <text:list xml:id="list1611443587" text:continue-numbering="true" text:style-name="Outline">
        <text:list-item>
          <text:list>
            <text:list-item>
              <text:list>
                <text:list-header>
                  <text:h text:style-name="P19"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3"><text:soft-page-break/>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3">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2">With this version the rule is triggered <text:s/>recursively under the call to <text:span text:style-name="Code_20_Text">traceln</text:span> but the condition stops it being fired, breaking the recursion.</text:p>
      <text:p text:style-name="P2">Of course in other cases it may not be so simple to come up with a condition which avoids recursive firing. So, the default helper provides the following method which allows triggering to be disabled or re-enabled while the rule is executing</text:p>
      <text:p text:style-name="P3"><text:bookmark-start text:name="DDE_LINK92"/><text:bookmark-start text:name="DDE_LINK101"/>public void setTriggering(boolean enabled)<text:bookmark-end text:name="DDE_LINK92"/><text:bookmark-end text:name="DDE_LINK101"/></text:p>
      <text:p text:style-name="P2">If <text:span text:style-name="Code_20_Text">enabled</text:span> is false then triggering is disabled during execution of subsequent expressions in the rule body. If it is true then triggering is re-enabled.</text:p>
      <text:p text:style-name="P2">This can be used to implement the behaviour shown in the example above without the need to identify a suitable conditional</text:p>
      <text:p text:style-name="P3">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2">Note that once execution of the rule has completed triggering is automatically re-enabled so, in this case, there is no need to call <text:span text:style-name="Code_20_Text">setTriggering(true)</text:span> at the end of the DO clause.</text:p>
      <text:list xml:id="list1498838671" text:continue-numbering="true" text:style-name="Outline">
        <text:list-item>
          <text:list>
            <text:list-header>
              <text:h text:style-name="Heading_20_2" text:outline-level="2" text:is-list-header="true"><text:soft-page-break/>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344932506"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ext:soft-page-break/>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1867306295" text:continue-numbering="true" text:style-name="Outline">
        <text:list-item>
          <text:list>
            <text:list-header>
              <text:h text:style-name="Heading_20_2" text:outline-level="2" text:is-list-header="true">Stack Management Operations</text:h>
              <text:list text:continue-numbering="true">
                <text:list-header>
                  <text:h text:style-name="Heading_20_3" text:outline-level="3" text:is-list-header="true">Checking The Call Tree</text:h>
                </text:list-header>
              </text:list>
            </text:list-header>
          </text:list>
        </text:list-item>
      </text:list>
      <text:p text:style-name="Text_20_body">The rule engine provides a set built-in methods which can be used to check the caller stack at the point where the rule was <text:s/>triggered. Obviously, the rule will only be triggered from a method which matches the name in its <text:span text:style-name="Code_20_Text">METHOD</text:span> clause. However, sometimes it is useful to be able to know which method called the trigger rule. For example, the following rule will only fire when method <text:span text:style-name="Code_20_Text">MyClass.getData()</text:span> <text:s/>is called <text:s/>from method <text:span text:style-name="Code_20_Text">myOtherClass.handleIncoming()</text:span> :</text:p>
      <text:p text:style-name="Code">RULE trace getData call under handleIncoming<text:line-break/>CLASS MyClass<text:line-break/>METHOD myGetData<text:line-break/>IF callerEquals("myOtherClass.handleIncoming")<text:line-break/>DO traceStack("found the caller!\n", 10)<text:line-break/>ENDRULE</text:p>
      <text:p text:style-name="Text_20_body">The API defined by the helper class is</text:p>
      <text:p text:style-name="Code">public boolean callerEquals(String name)<text:line-break/>public boolean callerEquals(String name,<text:line-break/> <text:s text:c="27"/>int frameCount)<text:line-break/>public boolean callerEquals(String name,<text:line-break/> <text:s text:c="27"/>int startFrame,<text:line-break/> <text:s text:c="27"/>int frameCount)<text:line-break/>public boolean callerEquals(String name,<text:line-break/> <text:s text:c="27"/>boolean includeClass)<text:line-break/>public boolean callerEquals(String name,<text:line-break/> <text:s text:c="27"/>boolean includeClass,<text:line-break/> <text:s text:c="27"/>int frameCount)<text:line-break/>public boolean callerEquals(String name,<text:line-break/> <text:s text:c="27"/>boolean includeClass,<text:line-break/> <text:s text:c="27"/>int startFrame,<text:line-break/> <text:s text:c="27"/>int frameCount)<text:line-break/>public boolean callerEquals(String name,<text:line-break/> <text:s text:c="27"/>boolean includeClass,<text:line-break/> <text:s text:c="27"/>boolean includePackage)<text:line-break/>public boolean callerEquals(String name,<text:line-break/> <text:s text:c="27"/>boolean includeClass,<text:line-break/> <text:s text:c="27"/>boolean includePackage,<text:line-break/> <text:s text:c="27"/>int frameCount)<text:line-break/>public boolean callerEquals(String name,<text:line-break/> <text:s text:c="27"/>boolean includeClass,<text:line-break/> <text:s text:c="27"/>boolean includePackage,<text:line-break/> <text:s text:c="27"/>int startFrame,<text:line-break/> <text:s text:c="27"/>int frameCount)<text:line-break/></text:p>
      <text:p text:style-name="Code"><text:soft-page-break/><text:line-break/>public boolean callerMatches(String regExp)<text:line-break/>public boolean callerMatches(String regExp,<text:line-break/> <text:s text:c="28"/>int frameCount)<text:line-break/>public boolean callerMatches(String regExp,<text:line-break/> <text:s text:c="28"/>int startFrame,<text:line-break/> <text:s text:c="28"/>int frameCount)<text:line-break/>public boolean callerMatches(String regExp,<text:line-break/> <text:s text:c="28"/>boolean includeClass)<text:line-break/>public boolean callerMatches(String regExp,<text:line-break/> <text:s text:c="28"/>boolean includeClass,<text:line-break/> <text:s text:c="28"/>int frameCount)<text:line-break/>public boolean callerMatches(String regExp,<text:line-break/> <text:s text:c="28"/>boolean includeClass,<text:line-break/> <text:s text:c="28"/>int startFrame,<text:line-break/> <text:s text:c="28"/>int frameCount)<text:line-break/>public boolean callerMatches(String regExp,<text:line-break/> <text:s text:c="28"/>boolean includeClass,<text:line-break/> <text:s text:c="28"/>boolean includePackage)<text:line-break/>public boolean callerMatches(String regExp,<text:line-break/> <text:s text:c="28"/>boolean includeClass,<text:line-break/> <text:s text:c="28"/>boolean includePackage,<text:line-break/> <text:s text:c="28"/>int frameCount)<text:line-break/>public boolean callerMatches(String regExp,<text:line-break/> <text:s text:c="28"/>boolean includeClass<text:bookmark-start text:name="DDE_LINK27"/>,<text:line-break/> <text:s text:c="28"/>int startFrame,<text:line-break/> <text:s text:c="28"/>int frameCount<text:bookmark-end text:name="DDE_LINK27"/>)</text:p>
      <text:p text:style-name="Code"><text:line-break/>public boolean callerCheck(String match, boolean isRegExp,<text:line-break/> <text:s text:c="26"/>boolean includeClass,<text:line-break/> <text:s text:c="26"/>boolean includePackage,<text:line-break/> <text:s text:c="26"/>int startFrame,<text:line-break/> <text:s text:c="26"/>int frameCount) <text:line-break/></text:p>
      <text:p text:style-name="Text_20_body">The real action happens in method <text:span text:style-name="Code_20_Text">callerCheck(String, boolean, boolean, boolean, int, int)</text:span>. All the other methods call each other defaulting the various missing arguments until they bottom out in a call to this method.</text:p>
      <text:p text:style-name="Text_20_body"><text:span text:style-name="Code_20_Text">callerCheck</text:span> tests <text:span text:style-name="Code_20_Text">frameCount</text:span> call frames starting from <text:span text:style-name="Code_20_Text">startFrame</text:span> and returns true if any of them matches <text:span text:style-name="Code_20_Text">match</text:span>.</text:p>
      <text:p text:style-name="Text_20_body"><text:span text:style-name="Code_20_Text">startFrame</text:span> defaults to <text:span text:style-name="Code_20_Text">1</text:span> which identifies the stack frame for the caller of the trigger method (<text:span text:style-name="Code_20_Text">0</text:span> can be used to identify the trigger method itself). <text:span text:style-name="Code_20_Text">framecount</text:span> also defaults to <text:span text:style-name="Code_20_Text">1</text:span> which means that when <text:span text:style-name="Code_20_Text">startFrame</text:span> and <text:span text:style-name="Code_20_Text">frameCount</text:span> are defaulted the call only checks the frame for the caller of the trigger method.</text:p>
      <text:p text:style-name="Text_20_body"><text:span text:style-name="Code_20_Text">includeClass</text:span> and <text:span text:style-name="Code_20_Text">includePackage</text:span> default to false. If includeClass is false then <text:span text:style-name="Code_20_Text">match</text:span> is compared against <text:s/>the bare name of the method associated with each selected stack frame. If <text:span text:style-name="Code_20_Text">includeClass</text:span> is <text:span text:style-name="Code_20_Text">true</text:span> and <text:span text:style-name="Code_20_Text">includePackage</text:span> is <text:span text:style-name="Code_20_Text">false</text:span> then <text:span text:style-name="Code_20_Text">match</text:span> is compared to the class qualified method name. If both are true then <text:span text:style-name="Code_20_Text">match</text:span> is compared against the full package and class qualified method name.</text:p>
      <text:p text:style-name="Text_20_body">If <text:span text:style-name="Code_20_Text">isRegExp</text:span> is <text:span text:style-name="Code_20_Text">true</text:span> then match is compared as a regular expression compared using <text:soft-page-break/>String.matches() otherwise it compared using String.equals(). The <text:span text:style-name="Code_20_Text">callerEquals</text:span> methods pass this argument to callerCheck as <text:span text:style-name="Code_20_Text">false</text:span> and the callerMatches methods pass this argument as <text:span text:style-name="Code_20_Text">true</text:span>.</text:p>
      <text:list xml:id="list1243042905" text:continue-numbering="true" text:style-name="Outline">
        <text:list-item>
          <text:list>
            <text:list-item>
              <text:list>
                <text:list-header>
                  <text:h text:style-name="P18" text:outline-level="3" text:is-list-header="true"><text:span text:style-name="T5">Tracing</text:span> the Caller Stack</text:h>
                </text:list-header>
              </text:list>
            </text:list-item>
          </text:list>
        </text:list-item>
      </text:list>
      <text:p text:style-name="Text_20_body">The rule engine provides a set built-in methods which can be used to obtain a string representation of a stack trace or to print a stack trace to a trace file. The API defined by the helper class is</text:p>
      <text:p text:style-name="Code">public void traceStack()<text:line-break/>public void traceStack(String prefix)<text:line-break/>public void traceStack(String prefix, Object key)<text:line-break/>public void traceStack(int maxFrames)<text:line-break/>public void traceStack(String prefix, int maxFrames)<text:line-break/>public void traceStack(String prefix,<text:line-break/> <text:s text:c="22"/>Object key,<text:line-break/> <text:s text:c="22"/>int maxFrames) <text:line-break/><text:line-break/>public String formatStack()<text:line-break/>public String formatStack(String prefix)<text:line-break/>public String formatStack(int maxFrames)<text:line-break/>public String formatStack(String prefix, int maxFrames)</text:p>
      <text:p text:style-name="Text_20_body"><text:line-break/>The <text:s/>real action happens in methods<text:span text:style-name="Code_20_Text"> traceStack(String, Object, int)</text:span> and <text:span text:style-name="Code_20_Text">formatStack(String, int)</text:span>. All the other methods call each other defaulting the various missing arguments until they bottom out in a call to one of these two methods.</text:p>
      <text:p text:style-name="Text_20_body"><text:span text:style-name="Code_20_Text">formatStack(String prefix, int maxFrames)</text:span> constructs a printable String representation of the stack starting from the trigger frame, including the fully qualified method name, file and line number for each frame followed by a new line.</text:p>
      <text:p text:style-name="Text_20_body">If <text:span text:style-name="Code_20_Text">prefix</text:span> is non-null it prepended to the generated text. It defaults to <text:span text:style-name="Code_20_Text">null</text:span> resulting in the prefix <text:span text:style-name="Code_20_Text">"Stack trace for thread </text:span><text:span text:style-name="T1">&lt;current&gt;</text:span><text:span text:style-name="Code_20_Text">\n"</text:span> being used as the prefix where <text:span text:style-name="T1">&lt;current&gt;</text:span> is substituted with the value of <text:span text:style-name="Code_20_Text">Thread.currentThread().getName()</text:span>.</text:p>
      <text:p text:style-name="Text_20_body">If <text:span text:style-name="Code_20_Text">maxFrames</text:span> is positive and less than the number of frames in the stack then it is used to limit the number of frames printed and the text "...\n" is appended to the returned value otherwise all frames in the stack are included. <text:span text:style-name="Code_20_Text">maxFrames</text:span> defaults to 0.</text:p>
      <text:p text:style-name="Text_20_body"><text:span text:style-name="Code_20_Text">traceStack(String prefix, Object key, int maxFrames)</text:span> constructs a stack trace by calling <text:span text:style-name="Code_20_Text">formatStack(key, maxFrames)</text:span>. It then prints this to a trace file by calling <text:span text:style-name="Code_20_Text">trace(key, &lt;value&gt;)</text:span>. As before, <text:span text:style-name="Code_20_Text">prefix</text:span> defaults to <text:span text:style-name="Code_20_Text">null</text:span> and <text:span text:style-name="Code_20_Text">maxFrames</text:span> to <text:span text:style-name="Code_20_Text">0</text:span>. <text:span text:style-name="Code_20_Text">key</text:span> defaults to <text:span text:style-name="Code_20_Text">"out"</text:span> so this means that where it is omitted the trace printout will go to <text:span text:style-name="Code_20_Text">System.out</text:span>.</text:p>
      <text:list xml:id="list842772962" text:continue-numbering="true" text:style-name="Outline">
        <text:list-item>
          <text:list>
            <text:list-item>
              <text:list>
                <text:list-header>
                  <text:h text:style-name="P19" text:outline-level="3" text:is-list-header="true">Selective Stack Tracing Using a Regular Expression Filter</text:h>
                </text:list-header>
              </text:list>
            </text:list-item>
          </text:list>
        </text:list-item>
      </text:list>
      <text:p text:style-name="P13">It is useful to be able to selectively filter a stack trace, limiting it, say, <text:s/>to include only frames from a given package or set of packages. The rule engine provides an alternative set of built-in methods which can be used to obtain or print a string representation of some subset of the stack filtered using a regular expression match. The API defined by the helper class is</text:p>
      <text:p text:style-name="P12"><text:bookmark-start text:name="DDE_LINK28"/><text:soft-page-break/>public void traceStackMatching(String regExp)<text:line-break/>public void traceStackMatching(String regExp, String prefix)<text:line-break/>public void traceStackMatching(String regExp,<text:line-break/> <text:s text:c="30"/>String prefix,<text:line-break/> <text:s text:c="30"/>Object key)<text:line-break/><text:bookmark-end text:name="DDE_LINK28"/>public void traceStackMatching(String regExp,<text:line-break/> <text:s text:c="30"/>boolean includeClass)<text:line-break/>public void traceStackMatching(String regExp,<text:line-break/> <text:s text:c="30"/>boolean includeClass,<text:line-break/> <text:s text:c="30"/>String prefix)<text:line-break/>public void traceStackMatching(String regExp,<text:line-break/> <text:s text:c="30"/>boolean includeClass,<text:line-break/> <text:s text:c="30"/>String prefix,<text:line-break/> <text:s text:c="30"/>Object key)<text:line-break/>public void traceStackMatching(String regExp,<text:line-break/> <text:s text:c="30"/>boolean includeClass,<text:line-break/> <text:s text:c="30"/>boolean includePackage)<text:line-break/>public void traceStackMatching(String regExp,<text:line-break/> <text:s text:c="30"/>boolean includeClass,<text:line-break/> <text:s text:c="30"/>boolean includePackage,<text:line-break/> <text:s text:c="30"/>String prefix)<text:line-break/>public void traceStackMatching(String regExp,<text:line-break/> <text:s text:c="30"/>boolean includeClass,<text:line-break/> <text:s text:c="30"/>boolean includePackage,<text:line-break/> <text:s text:c="30"/>String prefix,<text:line-break/> <text:s text:c="30"/>Object key)</text:p>
      <text:p text:style-name="P12"><text:bookmark-start text:name="DDE_LINK281"/>public void <text:bookmark-start text:name="DDE_LINK30"/>formatStackMatching<text:bookmark-end text:name="DDE_LINK30"/>(String regExp)<text:line-break/>public void formatStackMatching(String regExp, String prefix)<text:line-break/><text:bookmark-end text:name="DDE_LINK281"/>public void formatStackMatching(String regExp,<text:line-break/> <text:s text:c="31"/>boolean includeClass)<text:line-break/>public void formatStackMatching(String regExp,<text:line-break/> <text:s text:c="31"/>boolean includeClass,<text:line-break/> <text:s text:c="31"/>String prefix)<text:line-break/>public void formatStackMatching(String regExp,<text:line-break/> <text:s text:c="31"/>boolean includeClass,<text:line-break/> <text:s text:c="31"/>boolean includePackage)<text:line-break/>public void formatStackMatching(String regExp,<text:line-break/> <text:s text:c="31"/>boolean includeClass,<text:line-break/> <text:s text:c="31"/>boolean includePackage,<text:line-break/> <text:s text:c="31"/>String prefix)</text:p>
      <text:p text:style-name="Text_20_body">Once again the action happens in the methods with the full set of parameters and the others merely call these methods defaulting the omitted arguments.</text:p>
      <text:p text:style-name="Text_20_body">formatStackMatching(String regExp, boolean includeClass, boolean includePackage, String prefix) constructs a printable String representation of the stack prefixed by prefix as per formatStack with the difference that frames are only included if they match the regular expression <text:span text:style-name="Code_20_Text">regExp</text:span>. <text:span text:style-name="Code_20_Text">includeClass</text:span> and <text:span text:style-name="Code_20_Text">includePackage</text:span> are defaulted and interpreted exactly as described in the <text:span text:style-name="Code_20_Text">callerMatches</text:span> API. If prefix is null (the default) then the string <text:span text:style-name="Code_20_Text">"Stack trace for thread </text:span><text:span text:style-name="T1">&lt;current&gt; </text:span><text:span text:style-name="Code_20_Text"><text:span text:style-name="T3"><text:s/>matching </text:span></text:span><text:span text:style-name="T1">regExp</text:span><text:span text:style-name="Code_20_Text">\n"</text:span> is used as the prefix where <text:span text:style-name="T1">&lt;current&gt;</text:span> is substituted with the value of <text:span text:style-name="Code_20_Text">Thread.currentThread().getName()</text:span> and <text:span text:style-name="T1">regExp</text:span> is substituted with the value of <text:soft-page-break/><text:span text:style-name="Code_20_Text">regExp</text:span>.</text:p>
      <text:p text:style-name="Text_20_body"><text:span text:style-name="Code_20_Text">traceStackMatching(</text:span><text:bookmark-start text:name="DDE_LINK29"/><text:span text:style-name="Code_20_Text">regExp, includeClass, includePackage, prefix</text:span><text:bookmark-end text:name="DDE_LINK29"/><text:span text:style-name="Code_20_Text">, key)</text:span> calls <text:span text:style-name="Code_20_Text">formatStackMatching</text:span> to obtain a stack trace and then calls <text:span text:style-name="Code_20_Text">trace(String, Object)</text:span> to print it to the trace stream identified by <text:span text:style-name="Caption_20_characters">key</text:span>. <text:span text:style-name="Code_20_Text">key</text:span> defaults as described in the <text:span text:style-name="Code_20_Text">traceStack</text:span> API listed above.</text:p>
      <text:list xml:id="list990483537" text:continue-numbering="true" text:style-name="Outline">
        <text:list-item>
          <text:list>
            <text:list-item>
              <text:list>
                <text:list-header>
                  <text:h text:style-name="P19" text:outline-level="3" text:is-list-header="true">Stack Range Tracing</text:h>
                </text:list-header>
              </text:list>
            </text:list-item>
          </text:list>
        </text:list-item>
      </text:list>
      <text:p text:style-name="P14">Another option for selective stack tracing is to specify a matching expression to select the start and end frame for the trace. The rule engine provides another set of built-in methods which can be used to obtain or print a string representation of a segment of the stack in this manner. The API defined by the helper class is</text:p>
      <text:p text:style-name="Code">public void traceStackBetween(String from, String to)<text:line-break/>public void traceStackBetween(String from, String to,<text:line-break/> <text:s text:c="29"/>String prefix)<text:line-break/>public void traceStackBetween(String from, String to,<text:line-break/> <text:s text:c="29"/>String prefix, Object key)<text:line-break/>public void traceStackBetween(String from, String to,<text:line-break/> <text:s text:c="29"/>boolean includeClass)<text:line-break/>public void traceStackBetween(String from, String to,<text:line-break/> <text:s text:c="29"/>boolean includeClass,<text:line-break/> <text:s text:c="29"/>String prefix)<text:line-break/>public void traceStackBetween(String from, String to,<text:line-break/> <text:s text:c="29"/>boolean includeClass,<text:line-break/> <text:s text:c="29"/>String prefix, Object key)<text:line-break/>public void traceStackBetween(String from, String to,<text:line-break/> <text:s text:c="29"/>boolean includeClass,<text:line-break/> <text:s text:c="29"/>boolean includePackage)<text:line-break/>public void traceStackBetween(String from, String to,<text:line-break/> <text:s text:c="29"/>boolean includeClass,<text:line-break/> <text:s text:c="29"/>boolean includePackage,<text:line-break/> <text:s text:c="29"/>String prefix)<text:line-break/>public void traceStackBetween(String from, String to,<text:line-break/> <text:s text:c="29"/>boolean includeClass,<text:line-break/> <text:s text:c="29"/>boolean includePackage,<text:line-break/> <text:s text:c="29"/>String prefix, Object key)</text:p>
      <text:p text:style-name="Code"><text:soft-page-break/>public void formatStackBetween(String from, String to)<text:line-break/>public void formatStackBetween(String from, String to,<text:line-break/> <text:s text:c="30"/>String prefix)<text:line-break/>public void formatStackBetween(String from, String to,<text:line-break/> <text:s text:c="30"/>boolean includeClass)<text:line-break/>public void formatStackBetween(String from, String to,<text:line-break/> <text:s text:c="30"/>boolean includeClass,<text:line-break/> <text:s text:c="30"/>String prefix)<text:line-break/>public void formatStackBetween(String from, String to,<text:line-break/> <text:s text:c="30"/>boolean includeClass,<text:line-break/> <text:s text:c="30"/>boolean includePackage)<text:line-break/>public void formatStackBetween(String from, String to,<text:line-break/> <text:s text:c="30"/>boolean includeClass,<text:line-break/> <text:s text:c="30"/>boolean includePackage,<text:line-break/> <text:s text:c="30"/>String prefix)</text:p>
      <text:p text:style-name="Code">public void traceStackBetweenMatches(String from, String to)<text:line-break/>public void traceStackBetweenMatches(String from, String to,<text:line-break/> <text:s text:c="36"/>String prefix)<text:line-break/>public void traceStackBetweenMatches(String from,String to,<text:line-break/> <text:s text:c="36"/>String prefix,<text:line-break/> <text:s text:c="36"/>Object key)<text:line-break/>public void traceStackBetweenMatches(String from, String to,<text:line-break/> <text:s text:c="36"/>boolean includeClass)<text:line-break/>public void traceStackBetweenMatches(String from, String to,<text:line-break/> <text:s text:c="36"/>boolean includeClass,<text:line-break/> <text:s text:c="36"/>String prefix)<text:line-break/>public void traceStackBetweenMatches(String from, String to,<text:line-break/> <text:s text:c="36"/>boolean includeClass,<text:line-break/> <text:s text:c="36"/>String prefix,<text:line-break/> <text:s text:c="36"/>Object key)<text:line-break/>public void traceStackBetweenMatches(String from, String to,<text:line-break/> <text:s text:c="36"/>boolean includeClass,<text:line-break/> <text:s text:c="36"/>boolean includePackage)<text:line-break/>public void traceStackBetweenMatches(String from, String to,<text:line-break/> <text:s text:c="36"/>boolean includeClass,<text:line-break/> <text:s text:c="36"/>boolean includePackage,<text:line-break/> <text:s text:c="36"/>String prefix)<text:line-break/>public void traceStackBetweenMatches(String from, String to,<text:line-break/> <text:s text:c="36"/>boolean includeClass,<text:line-break/> <text:s text:c="36"/>boolean includePackage,<text:line-break/> <text:s text:c="36"/>String prefix,<text:line-break/> <text:s text:c="36"/>Object key)</text:p>
      <text:p text:style-name="Code"><text:soft-page-break/>public void formatStackBetweenMatches(String from, String to)<text:line-break/>public void formatStackBetweenMatches(String from, String to,<text:line-break/> <text:s text:c="37"/>String prefix)<text:line-break/>public void formatStackBetweenMatches(String from, String to,<text:line-break/> <text:s text:c="37"/>boolean includeClass)<text:line-break/>public void formatStackBetweenMatches(String from, String to,<text:line-break/> <text:s text:c="37"/>boolean includeClass,<text:line-break/> <text:s text:c="37"/>String prefix)<text:line-break/>public void formatStackBetweenMatches(String from, String to,<text:line-break/> <text:s text:c="37"/>boolean includeClass,<text:line-break/> <text:s text:c="37"/>boolean includePackage)<text:line-break/>public void formatStackBetweenMatches(String from, String to,<text:line-break/> <text:s text:c="37"/>boolean includeClass,<text:line-break/> <text:s text:c="37"/>boolean includePackage,<text:line-break/> <text:s text:c="37"/>String prefix)</text:p>
      <text:p text:style-name="Code">public void traceStackRange(String from, String to,<text:line-break/> <text:s text:c="27"/>boolean isRegExp,<text:line-break/> <text:s text:c="27"/>boolean includeClass,<text:line-break/> <text:s text:c="27"/>boolean includePackage,<text:line-break/> <text:s text:c="27"/>String prefix, Object key) </text:p>
      <text:p text:style-name="Code">public String formatStackRange(String from, String to,<text:line-break/> <text:s text:c="27"/>boolean isRegExp,<text:line-break/> <text:s text:c="27"/>boolean includeClass,<text:line-break/> <text:s text:c="27"/>boolean includePackage,<text:line-break/> <text:s text:c="27"/>String prefix)</text:p>
      <text:p text:style-name="Text_20_body">Once again the action happens in the last two methods and all the other methods merely provide a way of calling them with default values for various of the parameters. The BetweenMatches methods pass <text:span text:style-name="Code_20_Text">true</text:span> for parameter <text:span text:style-name="Code_20_Text">isRegExp</text:span> whereas the plain <text:span text:style-name="Code_20_Text">Matches</text:span> methods pass <text:span text:style-name="Code_20_Text">false</text:span>.</text:p>
      <text:p text:style-name="Text_20_body"><text:span text:style-name="Code_20_Text">formatStackRange</text:span> searches the stack starting from the trigger frame for a stack frame which matches <text:span text:style-name="Code_20_Text">from</text:span>. If no match is found then <text:span text:style-name="Code_20_Text">""</text:span> is returned. If <text:span text:style-name="Code_20_Text">from</text:span> is <text:span text:style-name="Code_20_Text">null</text:span> then the trigger frame is taken to be the start frame. It then searches the frames above the start frame for a frame which matches <text:span text:style-name="Code_20_Text">to</text:span>. If no match is found or if <text:span text:style-name="Code_20_Text">to</text:span> is <text:span text:style-name="Code_20_Text">null</text:span> then all frames above the start frame are selected. Details of each frame in the matching range are appended to the supplied prefix to construct the return value. If <text:span text:style-name="Code_20_Text">isRegExp</text:span> is <text:span text:style-name="Code_20_Text">true</text:span> then the start and end frame are matched using <text:span text:style-name="Code_20_Text">String.matches()</text:span> otherwise <text:span text:style-name="Code_20_Text">String.equals()</text:span> is used. <text:span text:style-name="Code_20_Text">includeClass</text:span> and <text:span text:style-name="Code_20_Text">includePackage</text:span> are defaulted and interpreted as per method <text:span text:style-name="Code_20_Text">formatStackMatching</text:span>. If prefix is null (the default) then the string <text:span text:style-name="Code_20_Text">"Stack trace (restricted) for thread </text:span><text:span text:style-name="T1">&lt;current&gt; </text:span><text:span text:style-name="Code_20_Text">\n"</text:span> is used as the prefix where <text:span text:style-name="T1">&lt;current&gt;</text:span> is substituted with the value of <text:span text:style-name="Code_20_Text">Thread.currentThread().getName()</text:span>.</text:p>
      <text:p text:style-name="Text_20_body"><text:span text:style-name="Code_20_Text">traceStackRange</text:span> calls <text:s/><text:span text:style-name="Code_20_Text">formatStackRange</text:span> to obtain a trace of a stack range and then calls trace(Object, String) to print it to a trace file. <text:span text:style-name="Code_20_Text">key</text:span> defaults to <text:span text:style-name="Code_20_Text">"out"</text:span> as for the other stack trace APIs described above.</text:p>
      <text:list xml:id="list305149583" text:continue-numbering="true" text:style-name="Outline">
        <text:list-item>
          <text:list>
            <text:list-header>
              <text:h text:style-name="Heading_20_2" text:outline-level="2" text:is-list-header="true">Default Helper Lifecycle Methods</text:h>
            </text:list-header>
          </text:list>
        </text:list-item>
      </text:list>
      <text:p text:style-name="Text_20_body">The default helper provides an implementation of the four helper lifecycle methods which generate simple debug messages to <text:span text:style-name="Code_20_Text">System.out</text:span>. So, with debug enabled you will see <text:soft-page-break/>messages like the following as rules are loaded and then unloaded:</text:p>
      <text:p text:style-name="Code">Default helper activated<text:line-break/>Installed rule using default helper : my test rule<text:line-break/>. . .<text:line-break/>Installed rule using default helper : my second test rule<text:line-break/>. . .<text:line-break/>Uninstalled rule using default helper : my test rule<text:line-break/>Uninstalled rule using default helper : my second test rule<text:line-break/>Default helper deactivated</text:p>
      <text:list xml:id="list2016241957" text:continue-numbering="true" text:style-name="Outline">
        <text:list-header>
          <text:h text:style-name="Heading_20_1" text:outline-level="1" text:is-list-header="true">Using Byteman</text:h>
          <text:list text:continue-numbering="true">
            <text:list-header>
              <text:h text:style-name="Heading_20_2" text:outline-level="2" text:is-list-header="true">Downloading a binary release</text:h>
            </text:list-header>
          </text:list>
        </text:list-header>
      </text:list>
      <text:p text:style-name="Text_20_body">The latest Byteman binary release is available from the Byteman project downloads page at</text:p>
      <text:p text:style-name="Text_20_body"><text:tab/><text:a xlink:type="simple" xlink:href="http://www.jboss.org/byteman/">http://www.jboss.org/byteman/downloads</text:a> </text:p>
      <text:p text:style-name="Text_20_body">The page also contains a link to downloads for older binary release versions. Note that from Byteman 1.1 onwards the agent can only be run in JDK 6 or 7. Previous releases can also be run in JDK 5. The rest of this document assumes that environment variable <text:span text:style-name="Code_20_Text">BYTEMAN_HOME</text:span> identifies the directory into which the binary release is unzipped.</text:p>
      <text:list xml:id="list1764383127" text:continue-numbering="true" text:style-name="Outline">
        <text:list-item>
          <text:list>
            <text:list-header>
              <text:h text:style-name="P28" text:outline-level="2" text:is-list-header="true">Obtaining the sources</text:h>
            </text:list-header>
          </text:list>
        </text:list-item>
      </text:list>
      <text:p text:style-name="P1">The latest Byteman sources are available from the Byteman project downloads page at</text:p>
      <text:p text:style-name="P1"><text:tab/><text:a xlink:type="simple" xlink:href="http://www.jboss.org/byteman/">http://www.jboss.org/byteman/downloads</text:a> </text:p>
      <text:p text:style-name="P1">The page also contains a link to downloads for older source release versions. </text:p>
      <text:p text:style-name="P1">Alternatively, sources may be checked out of the JBoss svn repository, where they are currently stored at</text:p>
      <text:p text:style-name="P1"><text:tab/><text:a xlink:type="simple" xlink:href="http://anonsvn.jboss.org/repos">http://anonsvn.jboss.org/repos/byteman/</text:a></text:p>
      <text:p text:style-name="P1">The source tree includes an ext directory containing the external javacup, JFlex and ObjectWeb asm jars needed by the agent and rule code.</text:p>
      <text:list xml:id="list1189337188" text:continue-numbering="true" text:style-name="Outline">
        <text:list-item>
          <text:list>
            <text:list-header>
              <text:h text:style-name="Heading_20_2" text:outline-level="2" text:is-list-header="true">Building Byteman from the sources</text:h>
            </text:list-header>
          </text:list>
        </text:list-item>
      </text:list>
      <text:p text:style-name="P1">Byteman can be built by executing <text:span text:style-name="Code_20_Text">ant</text:span> (or equivalently ant install) in the top level directory of the source tree. This installs the build products into directory <text:span text:style-name="Code_20_Text">install</text:span>. The byteman jar is located in <text:span text:style-name="Code_20_Text">install/lib/byteman.jar</text:span>.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Other useful targets include '<text:span text:style-name="Code_20_Text">parser</text:span>' which rebuilds the javacup/JFlex parser from the grammar rules in <text:span text:style-name="Code_20_Text">dd/grammar</text:span>. The source tree also contains a bin directory which contains an offline script parser and type checker, a program to install, uninstall and check the status of rules while the Java application is running and a program to run (see below for details)</text:p>
      <text:p text:style-name="P1">The install tree contains several useful bash shell scripts in directory install/bin. These are documented in the follwoing subsections. There are also some sample scripts and an associated helper jar located below directory <text:span text:style-name="Code_20_Text">install/sample</text:span>.</text:p>
      <text:list xml:id="list237691153"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Using Byteman is refreshingly simple. Installing Byteman at JVM startup requires only one extra argument when you run your Java application using the <text:span text:style-name="Code_20_Text">java</text:span> command. This argument points the JVM at the agent code in the byteman jar and at the script files <text:soft-page-break/>containing your bytema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btm,<text:line-break/>script:$SCRIPT_HOME/JBossTSTrace.btm"</text:span></text:p>
      <text:p text:style-name="P1">will cause the JVM to pick up the byteman jar file from the install root, <text:span text:style-name="Code_20_Text">BYTEMAN_HOME</text:span> and inject all rules found in the two scripts <text:span text:style-name="Code_20_Text">HeuristicSaveAndRecover.btm</text:span> and <text:span text:style-name="Code_20_Text">JBossTSTrace.btm</text:span> located in directory <text:span text:style-name="Code_20_Text">SCRIPT_HOME</text:span>. (n.b. the command should actually be all on one line without any line breaks – these have been inserted merely as an aid to readability)</text:p>
      <text:p text:style-name="P1">Normally, the script option is all that is required . However there are several other options provided to configure more sophisticated features of the agent such as dynamic rule upload. The <text:span text:style-name="Code_20_Text">bmjava.sh</text:span> command script (see below) can be used to simplify the task of concatenating these options into a valid <text:span text:style-name="Code_20_Text">-javaagent</text:span> argument.</text:p>
      <text:list xml:id="list160538897" text:continue-numbering="true" text:style-name="Outline">
        <text:list-item>
          <text:list>
            <text:list-header>
              <text:h text:style-name="Heading_20_2" text:outline-level="2" text:is-list-header="true">Installing Byteman in a Running JVM using Script bminstall.sh</text:h>
            </text:list-header>
          </text:list>
        </text:list-item>
      </text:list>
      <text:p text:style-name="Text_20_body">If your Java application is already running you may still <text:s/>be able to install the Byteman agent into the JVM. The installed <text:span text:style-name="Code_20_Text">bin</text:span> directory contains a script <text:span text:style-name="Code_20_Text">bminstall.sh</text:span> which can be used to contact your application's JVM and install the agent. Once installed you can then use script <text:span text:style-name="Code_20_Text">bmsubmit.sh</text:span> described below to upload or unload rules via the Byteman agent listener. The command line syntax for the <text:span text:style-name="Code_20_Text">bminstall</text:span> script is</text:p>
      <text:p text:style-name="Text_20_body"><text:span text:style-name="Code_20_Text">bminstall.sh [-p </text:span><text:span text:style-name="Code_20_Text"><text:span text:style-name="T1">port</text:span></text:span><text:span text:style-name="Code_20_Text">] [-h </text:span><text:span text:style-name="Code_20_Text"><text:span text:style-name="T1">host</text:span></text:span><text:span text:style-name="Code_20_Text">] [-b]</text:span><text:span text:style-name="Code_20_Text"><text:span text:style-name="T1"> \<text:line-break/> <text:s text:c="3"/></text:span></text:span><text:span text:style-name="Code_20_Text"><text:span text:style-name="T3">[-D</text:span></text:span><text:span text:style-name="Code_20_Text"><text:span text:style-name="T1">property</text:span></text:span><text:span text:style-name="Code_20_Text"><text:span text:style-name="T3">[=value]]</text:span></text:span><text:span text:style-name="Code_20_Text"><text:span text:style-name="T1">* pid</text:span></text:span></text:p>
      <text:p text:style-name="Text_20_body">where terms between <text:span text:style-name="Code_20_Text">[ ]</text:span> are optional * means zero or more repetitions and</text:p>
      <text:p text:style-name="Text_20_body"><text:span text:style-name="Code_20_Text"><text:span text:style-name="T1">pid</text:span></text:span> is the process id of the JVM running your application or, alternatively, the name of the application as displayed by running command <text:span text:style-name="Code_20_Text">jps -l</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b</text:span> means add the byteman jar to the bootstrap class path</text:p>
      <text:p text:style-name="Text_20_body"><text:bookmark-start text:name="DDE_LINK191"/><text:span text:style-name="Code_20_Text">-D</text:span><text:span text:style-name="Code_20_Text"><text:span text:style-name="T1">property</text:span></text:span><text:span text:style-name="Code_20_Text">=</text:span><text:span text:style-name="Code_20_Text"><text:span text:style-name="T1">value</text:span></text:span> means <text:bookmark-end text:name="DDE_LINK191"/>call <text:span text:style-name="Code_20_Text">System.setProperty(</text:span><text:span text:style-name="Code_20_Text"><text:span text:style-name="T1">property</text:span></text:span><text:span text:style-name="Code_20_Text">, </text:span><text:span text:style-name="Code_20_Text"><text:span text:style-name="T1">value</text:span></text:span><text:span text:style-name="Code_20_Text">)</text:span> before starting the agent. More than one such property setting may be provided. If <text:span text:style-name="T1">value</text:span> is omitted then it defaults to <text:span text:style-name="Code_20_Text">“”</text:span>. Note that property must start with prefix <text:span text:style-name="Code_20_Text">“org.jboss.byteman.”</text:span>.</text:p>
      <text:p text:style-name="Text_20_body">Note that when you identify the JVM <text:s/>using an application name instead of a process id you do not have to provide the full name but you must be sure the name is unambiguous. <text:soft-page-break/>For example, if you want to install the agent into the JBoss Application Server you can use the full name <text:span text:style-name="Code_20_Text">org.jboss.Main</text:span> or the abbreviated names <text:span text:style-name="Code_20_Text">jboss.Main</text:span> or <text:span text:style-name="Code_20_Text">Main</text:span>. Clearly, <text:span text:style-name="Code_20_Text">Main</text:span> will often be a bad choice as many applications will use <text:s/>that name. The install will be done using the first matching JVM.</text:p>
      <text:p text:style-name="Text_20_body">Note also that loading the agent at runtime may not work with certain JVMs. It will definitely not work unless your Java release includes a jar named <text:span text:style-name="Code_20_Text">lib/tools.jar</text:span> below your top-level Java install directory and this jar must contain a class called <text:span text:style-name="Code_20_Text">com.sun.tools.attach.VirtualMachine</text:span>. However, even with this jar in place the upload may fail.</text:p>
      <text:list xml:id="list526423114" text:continue-numbering="true" text:style-name="Outline">
        <text:list-item>
          <text:list>
            <text:list-header>
              <text:h text:style-name="P28" text:outline-level="2" text:is-list-header="true"><text:bookmark-start text:name="__DdeLink__3177_471445188"/><text:span text:style-name="T5">Available</text:span> -javaagent Options<text:bookmark-end text:name="__DdeLink__3177_471445188"/></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Multiple options ar eseparated by commas. Valid options include</text:p>
      <text:p text:style-name="P1"><text:span text:style-name="Code_20_Text"><text:span text:style-name="T9">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Code_20_Text"><text:span text:style-name="T9">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at startup. The listener can be talked to using the <text:span text:style-name="Code_20_Text">bm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1"><text:span text:style-name="Code_20_Text"><text:span text:style-name="T9">port:</text:span></text:span><text:span text:style-name="Code_20_Text"><text:span text:style-name="T2">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1"><text:span text:style-name="Code_20_Text"><text:span text:style-name="T9">address:</text:span></text:span><text:span text:style-name="Code_20_Text"><text:span text:style-name="T2">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1"><text:span text:style-name="Code_20_Text"><text:span text:style-name="T9">sys:</text:span></text:span><text:span text:style-name="Code_20_Text"><text:span text:style-name="T2">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9">boot:</text:span></text:span><text:span text:style-name="Code_20_Text"><text:span text:style-name="T2">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text:span text:style-name="Code_20_Text"><text:span text:style-name="T9">prop:</text:span></text:span><text:span text:style-name="Code_20_Text"><text:span text:style-name="T2">name</text:span></text:span><text:span text:style-name="Code_20_Text"><text:span text:style-name="T9">=</text:span></text:span><text:span text:style-name="Code_20_Text"><text:span text:style-name="T2">value</text:span></text:span> where <text:span text:style-name="Code_20_Text">name</text:span> identifies a System property to be set to <text:span text:style-name="Code_20_Text">value</text:span> or to the empty String if no value is provided. Note that property names must begin with the prefix <text:span text:style-name="Code_20_Text">“org.jboss.byteman.”</text:span>.</text:p>
      <text:p text:style-name="P1"><text:soft-page-break/>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sh</text:span> automatically take scare f this requirement.</text:p>
      <text:list xml:id="list919553876" text:continue-numbering="true" text:style-name="Outline">
        <text:list-item>
          <text:list>
            <text:list-header>
              <text:h text:style-name="P28" text:outline-level="2" text:is-list-header="true"><text:span text:style-name="T5">Running</text:span> Byteman Using S<text:span text:style-name="T5">cript</text:span> bmjava.sh</text:h>
            </text:list-header>
          </text:list>
        </text:list-item>
      </text:list>
      <text:p text:style-name="Text_20_body">The installed <text:span text:style-name="Code_20_Text">bin</text:span> directory contains a script <text:span text:style-name="Code_20_Text">bmjava.sh</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pan text:style-name="Code_20_Text">bmjava.sh [-p port] [-h host] \<text:line-break/>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p text:style-name="Text_20_body">Note that <text:span text:style-name="Code_20_Text">bmjava.sh</text:span> expects to find the byteman agent jar to <text:s/>in directory <text:s/>$<text:span text:style-name="Code_20_Text">BYTEMAN_HOME/lib/byteman.jar</text:span>. If <text:span text:style-name="Code_20_Text">BYTEMAN_HOME</text:span> is not set it looks for a <text:span text:style-name="Code_20_Text">lib</text:span> directory in the parent of the directory from which it is run.</text:p>
      <text:list xml:id="list1569216439" text:continue-numbering="true" text:style-name="Outline">
        <text:list-item>
          <text:list>
            <text:list-header>
              <text:h text:style-name="P28" text:outline-level="2" text:is-list-header="true"><text:span text:style-name="Code_20_Text"><text:span text:style-name="T5">Submitting</text:span></text:span><text:span text:style-name="Code_20_Text"><text:span text:style-name="T4"> Rules Dynamically Using Script bmsubmit.sh</text:span></text:span></text:h>
            </text:list-header>
          </text:list>
        </text:list-item>
      </text:list>
      <text:p text:style-name="Text_20_body">The byteman jar includes a <text:s/>class <text:span text:style-name="Code_20_Text">org.jboss.byteman.agent.submit.Submit</text:span>. This class provides a main routine which communicates with the listener class started up when option <text:span text:style-name="Code_20_Text">listener:true</text:span> is passed to the agent. It can be invoked via <text:span text:style-name="Code_20_Text"><text:span text:style-name="T4">bash shell script </text:span></text:span><text:span text:style-name="Code_20_Text">bmsubmit.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which it is run.</text:span></text:span></text:p>
      <text:p text:style-name="Text_20_body">The command line syntax for the <text:span text:style-name="Code_20_Text">bmsubmit</text:span> script is:</text:p>
      <text:p text:style-name="Code"><text:span text:style-name="Code_20_Text">submit [-p port] [-h host] [-l|-u] [script1 . . . scriptN]<text:line-break/>submit [-p port] [-h host] [-b|-s] jarfile1 . . .<text:line-break/>submit [-p port] [-h host] -c<text:line-break/>submit [-p port] [-h host] -y [prop1[=[value1]]. . .]<text:line-break/>submit [-p port] [-h host] -v<text:line-break/></text:span></text:p>
      <text:p text:style-name="Text_20_body"><text:soft-page-break/>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bm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bmsubmit</text:span> uploads the scripts to the agent:</text:p>
      <text:list xml:id="list1796363073" text:style-name="L8">
        <text:list-item>
          <text:p text:style-name="P27">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27">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27">Any other rules will be stored in the agents rule set and applied to newly loaded classes which match the rule.</text:p>
        </text:list-item>
      </text:list>
      <text:p text:style-name="Text_20_body">Flag <text:span text:style-name="Code_20_Text">-u</text:span> selects the uninstall mode for <text:span text:style-name="Code_20_Text">bmsubmit</text:span>. When run with no arguments <text:span text:style-name="Code_20_Text">bmsubmit</text:span> uninstalls <text:span text:style-name="T1">all</text:span> currently loaded rules. When run with a list of script files <text:span text:style-name="Code_20_Text">bmsubmit</text:span> uninstalls each installed rule whose name matches a rule definition contained in one of the supplied script files. <text:span text:style-name="Code_20_Text">bm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Flag -c can be used to list all helper jars which have been installed by the agent into the bootstrap or system classpath.</text:p>
      <text:p text:style-name="Text_20_body">Flag -y can be used to list or dynamically update the system properties which configure the operation of the Byteman agent. If no following arguments are supplied <text:span text:style-name="Code_20_Text">bmsubmit</text:span> will print the value of all system properties in the agent JVM with prefix <text:span text:style-name="Code_20_Text">“org.joss.byteman.”</text:span>. When arguments are supplied <text:span text:style-name="Code_20_Text">bmsubmit</text:span> will set or clear the relevant system properties and notify the agent to update its configuration. If a bare property name is supplied then <text:span text:style-name="Code_20_Text">bmsubmit</text:span> will unset the property. If the property name is followed by <text:span text:style-name="Code_20_Text">=</text:span> and a value then the system property will be set to this value <text:span text:style-name="Code_20_Text">(=</text:span> with no value sets it to an empty string). Note that for performance reasons the agent does not, by default, respond to configuration updates (this allows it to test configuration settings during <text:soft-page-break/>operation without incurring any synchronization overhead). Dynamic configuration update must be enabled when the agent is started by setting system property <text:span text:style-name="Code_20_Text">org.jboss.byteman.allow.config.updates</text:span> <text:s/>on the JVM command line (to any value).</text:p>
      <text:p text:style-name="Text_20_body">n.b. Due to a bug in Sun's JDK 6 and 7 <text:s/>and in OpenJDK 6 and 7 errors may occur when installing a script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2081829579" text:continue-list="list1569216439" text:style-name="Outline">
        <text:list-item>
          <text:list>
            <text:list-header>
              <text:h text:style-name="Heading_20_2" text:outline-level="2" text:is-list-header="true"><text:span text:style-name="Code_20_Text"><text:span text:style-name="T4">Checking Rules Offline Using Script bmcheck.sh</text:span></text:span></text:h>
            </text:list-header>
          </text:list>
        </text:list-item>
      </text:list>
      <text:p text:style-name="P1"><text:span text:style-name="Code_20_Text"><text:span text:style-name="T4">The byteman jar includes a class which exposes a rule parser and type checker. This can be run offline before testing an application to check that rules are valid. It can be driven using a bash shell script </text:span></text:span><text:span text:style-name="Code_20_Text">bmcheck.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which it is run. It needs to be supplied with a classpath locating any application classes mentioned in the rules.</text:span></text:span></text:p>
      <text:p text:style-name="Text_20_body">The command line syntax for the bmcheck script is:</text:p>
      <text:p text:style-name="Code"><text:span text:style-name="Code_20_Text">bmcheck [-cp </text:span><text:span text:style-name="Code_20_Text"><text:span text:style-name="T1">classpath</text:span></text:span><text:span text:style-name="Code_20_Text">] [-p package]*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Text_20_body"><text:span text:style-name="T4">Flag </text:span><text:span text:style-name="Code_20_Text">-cp</text:span><text:span text:style-name="T4"> provides a classpath used to locate classes mentioned in the scripts.</text:span></text:p>
      <text:p text:style-name="Text_20_body"><text:span text:style-name="T4">Flag </text:span><text:span text:style-name="Code_20_Text">-p</text:span><text:span text:style-name="T4"> provides one or more package names which are used to resolve target classes which have been specified on the </text:span><text:span text:style-name="Code_20_Text">CLASS</text:span><text:span text:style-name="T4"> line without a qualifying package name. For example, if a rule specifies </text:span><text:span text:style-name="Code_20_Text">CLASS myClass</text:span><text:span text:style-name="T4"> and the class actually resides in package </text:span><text:span text:style-name="Code_20_Text">org.myApp</text:span><text:span text:style-name="T4"> then the rule will be applied when class org.myApp.myClass is loaded during application execution. However, the type checker cannot know where to find and load the relevant class without a hint. If </text:span><text:span text:style-name="Code_20_Text">-p org.myApp</text:span><text:span text:style-name="T4"> is provided on the command line then after failing to locate </text:span><text:span text:style-name="Code_20_Text">myClass</text:span><text:span text:style-name="T4"> in the empty package the type checker will try to lookup </text:span><text:span text:style-name="Code_20_Text">myClass</text:span><text:span text:style-name="T4"> in package </text:span><text:span text:style-name="Code_20_Text">org.myApp</text:span><text:span text:style-name="T4">. Each package supplied on the command line is tried in order until the class name can be resolved.</text:span></text:p>
      <text:list xml:id="list879875055" text:continue-numbering="true" text:style-name="Outline">
        <text:list-item>
          <text:list>
            <text:list-header>
              <text:h text:style-name="P28" text:outline-level="2" text:is-list-header="true"><text:span text:style-name="T5">Installing </text:span><text:span text:style-name="T4">And Submitting from Java</text:span></text:h>
            </text:list-header>
          </text:list>
        </text:list-item>
      </text:list>
      <text:p text:style-name="Text_20_body"><text:span text:style-name="T4">The scripts bminstall,sh and bmsubmit.sh used, respectively, to install the agent into a running program and to upload and unload scripts are merely wrappers which invoke the behaviour of Java classes, </text:span><text:span text:style-name="Code_20_Text">org.jboss.byteman.agent.install.Install</text:span><text:span text:style-name="T4"> and </text:span><text:span text:style-name="Code_20_Text">org.jboss.byteman.agent.submit.Submit</text:span><text:span text:style-name="T4">. The behaviour provided by these classes may be invoked from any Java program in order to load the agent or rules into the current JVM or into a remote JVM. The contributed packages provided with the Byteman release provide interesting examples of how to use this powerful capability.</text:span></text:p>
      <text:p text:style-name="Text_20_body"><text:span text:style-name="T4">Package BMUnit extends the JUnit and TestNG test <text:s/>frameworks so that they automatically install an agent and loads and unloads rules into/from the JUnit or TestNg <text:s/>test JVM as successive unit tests are executed. Package DTest allows a standalone test </text:span><text:soft-page-break/><text:span text:style-name="T4">client to load and unload rules into/from a server JVM which allow the client to inject faults into the server code then record and validate execution of the server. Consult the Javadoc of these two API classes and the contributed package README files and source code for full details.</text:span></text:p>
      <text:list xml:id="list735239765" text:continue-numbering="true" text:style-name="Outline">
        <text:list-item>
          <text:list>
            <text:list-header>
              <text:h text:style-name="P28" text:outline-level="2" text:is-list-header="true"><text:span text:style-name="T5">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3"><text:span text:style-name="Code_20_Text"><text:span text:style-name="T9">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3"><text:span text:style-name="Code_20_Text"><text:span text:style-name="T9">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3"><text:span text:style-name="Code_20_Text"><text:span text:style-name="T9">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3"><text:span text:style-name="Code_20_Text"><text:span text:style-name="T9">org.jboss.byteman.dump.generated.classes.intermediate</text:span></text:span></text:p>
      <text:p text:style-name="P1">is set the agent will dump successive versions of transformed bytecode as successive rules applicable to a given class are injected into the bytecode.</text:p>
      <text:p text:style-name="P1">If system property</text:p>
      <text:p text:style-name="P3"><text:span text:style-name="Code_20_Text"><text:span text:style-name="T9">org.jboss.byteman.verbose</text:span></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3"><text:span text:style-name="Code_20_Text"><text:span text:style-name="T9">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9">org.jboss.byteman.transform.all</text:span></text:span></text:p>
      <text:p text:style-name="P1"><text:soft-page-break/><text:span text:style-name="Code_20_Text"><text:span text:style-name="T4">is set then the agent will allow rules to be injected into methods of classes in the </text:span></text:span><text:span text:style-name="Code_20_Text">java.lang</text:span><text:span text:style-name="Code_20_Text"><text:span text:style-name="T4"> hierarchy. Note that this will require the Byteman jar to be installed in the bootstrap classpath using the </text:span></text:span><text:span text:style-name="Caption_20_characters"><text:span text:style-name="T4">boot:</text:span></text:span><text:span text:style-name="Code_20_Text"><text:span text:style-name="T4"> option to the </text:span></text:span><text:span text:style-name="Code_20_Text">-javaagent</text:span><text:span text:style-name="Code_20_Text"><text:span text:style-name="T4"> JVM command line argument.</text:span></text:span></text:p>
      <text:p text:style-name="P1">If system property</text:p>
      <text:p text:style-name="Code"><text:span text:style-name="Code_20_Text"><text:span text:style-name="T9">org.jboss.byteman.skip.overriding.rules</text:span></text:span></text:p>
      <text:p text:style-name="P1"><text:span text:style-name="Code_20_Text"><text:span text:style-name="T4">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4"> and treat the rule as if it applies only to the class named in the CLASS clause. This setting is not 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rules attached to superclasses. This increases the cost of running the agent (testig indicates </text:span></text:span><text:span text:style-name="Code_20_Text"><text:span text:style-name="T4">that the cost goes from </text:span></text:span><text:span text:style-name="Code_20_Text"><text:span text:style-name="T6">negligible</text:span></text:span><text:span text:style-name="Code_20_Text"><text:span text:style-name="T4"> (&lt;&lt; <text:s/>1%) to, at worst, <text:s/></text:span></text:span><text:span text:style-name="Code_20_Text"><text:span text:style-name="T6">noticeable</text:span></text:span><text:span text:style-name="Code_20_Text"><text:span text:style-name="T4"> (~ 2%) but </text:span></text:span><text:span text:style-name="Code_20_Text"><text:span text:style-name="T7">not</text:span></text:span><text:span text:style-name="Code_20_Text"><text:span text:style-name="T4"> to </text:span></text:span><text:span text:style-name="Code_20_Text"><text:span text:style-name="T6">significant</text:span></text:span><text:span text:style-name="Code_20_Text"><text:span text:style-name="T4">) So, if you do not intend to use overriding rules then setting this property </text:span></text:span><text:span text:style-name="Code_20_Text"><text:span text:style-name="T4">helps </text:span></text:span><text:span text:style-name="Code_20_Text"><text:span text:style-name="T4">to minimise the extent to which the agent perturbs the timing of application runs. This is particularly important when testing multi-threaded applications where timing is highly significant.</text:span></text:span></text:p>
      <text:p text:style-name="Text_20_body"><text:bookmark-start text:name="DDE_LINK24"/>If <text:s/>system property</text:p>
      <text:p text:style-name="P3"><text:span text:style-name="Code_20_Text"><text:span text:style-name="T9">org.jboss.byteman.allow.config.updates</text:span></text:span></text:p>
      <text:p text:style-name="Text_20_body">is set (with any value) then the Byteman agent will update its configuration when changes to the value of system properties are submitted using the <text:span text:style-name="Code_20_Text">bmsubmit</text:span> client <text:s/>with option <text:span text:style-name="Code_20_Text">-y</text:span>.<text:bookmark-start text:name="DDE_LINK25"/> Note that this configuration property cannot be reset dynamically using the <text:span text:style-name="Code_20_Text">submit</text:span> client. It must be set when the agent is loaded either on the JVM command line or via the <text:span text:style-name="Code_20_Text">bminstall</text:span> client.<text:bookmark-end text:name="DDE_LINK25"/></text:p>
      <text:p text:style-name="Text_20_body">If <text:s/>system property</text:p>
      <text:p text:style-name="P3"><text:span text:style-name="Code_20_Text"><text:span text:style-name="T9">org.jboss.byteman.sysprops.strict</text:span></text:span></text:p>
      <text:p text:style-name="Text_20_body">is set to <text:span text:style-name="Code_20_Text">false</text:span> then the Byteman agent will allow the <text:span text:style-name="Code_20_Text">bmsubmit</text:span> client to modify any system properties. If it is unset or set to <text:span text:style-name="Code_20_Text">true</text:span> then only properties with prefix <text:span text:style-name="Code_20_Text">“org.jboss.byteman.”</text:span> will be modified. <text:s/>Note that this configuration property cannot be reset dynamically using the <text:span text:style-name="Code_20_Text">bmsubmit</text:span> client. <text:s/>It must be set when the agent is loaded either on the JVM command line or via the <text:span text:style-name="Code_20_Text">bminstall</text:span> client.</text:p>
      <text:p text:style-name="Text_20_body"><text:bookmark-end text:name="DDE_LINK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50%"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6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6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format="">
        <style:list-level-properties text:min-label-distance="0.15in"/>
      </text:outline-level-style>
      <text:outline-level-style text:level="2" text:style-name="Numbering_20_Symbols" style:num-format="">
        <style:list-level-properties text:min-label-distance="0.15in"/>
      </text:outline-level-style>
      <text:outline-level-style text:level="3" text:style-name="Numbering_20_Symbols" style:num-prefix=" " style:num-format="">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Andrew Dinn</meta:initial-creator>
    <meta:creation-date>2008-09-25T16:33:44</meta:creation-date>
    <dc:creator>Andrew Dinn</dc:creator>
    <dc:date>2011-11-23T16:21:36</dc:date>
    <meta:printed-by>Andrew Dinn</meta:printed-by>
    <meta:print-date>2008-09-26T17:21:42</meta:print-date>
    <meta:editing-cycles>195</meta:editing-cycles>
    <meta:editing-duration>PT71H39M31S</meta:editing-duration>
    <meta:document-statistic meta:table-count="0" meta:image-count="0" meta:object-count="0" meta:page-count="50" meta:paragraph-count="535" meta:word-count="19379" meta:character-count="125854"/>
    <meta:user-defined meta:name="Info 1"/>
    <meta:user-defined meta:name="Info 2"/>
    <meta:user-defined meta:name="Info 3"/>
    <meta:user-defined meta:name="Info 4"/>
  </office:meta>
</office:document-meta>
</file>